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Bold" svg:font-family="TheSansMonoConBold" style:font-adornments="Normal" style:font-family-generic="swiss" style:font-pitch="fixed"/>
    <style:font-face style:name="TheSansMonoConNormal" svg:font-family="TheSansMonoConNormal" style:font-family-generic="swiss" style:font-pitch="fixed"/>
    <style:font-face style:name="Utopia-Bold" svg:font-family="Utopia-Bold, 'MS Mincho'" style:font-pitch="variable"/>
    <style:font-face style:name="Utopia-Italic" svg:font-family="Utopia-Italic, 'MS Mincho'" style:font-pitch="variable"/>
    <style:font-face style:name="Utopia1" svg:font-family="Utopia,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First">
      <style:text-properties officeooo:paragraph-rsid="0005808c"/>
    </style:style>
    <style:style style:name="P2" style:family="paragraph" style:parent-style-name="Body_20_Text_20_Cont">
      <style:text-properties officeooo:rsid="0005808c" officeooo:paragraph-rsid="0005808c"/>
    </style:style>
    <style:style style:name="P3" style:family="paragraph" style:parent-style-name="Body_20_Text_20_Cont">
      <style:text-properties officeooo:rsid="000643c3" officeooo:paragraph-rsid="000643c3"/>
    </style:style>
    <style:style style:name="P4" style:family="paragraph" style:parent-style-name="Body_20_Text_20_Cont">
      <style:text-properties officeooo:paragraph-rsid="000643c3"/>
    </style:style>
    <style:style style:name="P5" style:family="paragraph" style:parent-style-name="Body_20_Text_20_Cont">
      <style:text-properties officeooo:rsid="000807e1" officeooo:paragraph-rsid="000807e1"/>
    </style:style>
    <style:style style:name="P6" style:family="paragraph" style:parent-style-name="Body_20_Text_20_Cont">
      <style:text-properties officeooo:paragraph-rsid="000807e1"/>
    </style:style>
    <style:style style:name="P7" style:family="paragraph" style:parent-style-name="Body_20_Text_20_Cont">
      <style:text-properties officeooo:paragraph-rsid="000dd6fd"/>
    </style:style>
    <style:style style:name="P8" style:family="paragraph" style:parent-style-name="Body_20_Text_20_Cont">
      <style:text-properties officeooo:paragraph-rsid="000ff278"/>
    </style:style>
    <style:style style:name="P9" style:family="paragraph" style:parent-style-name="Body_20_Text_20_Cont">
      <style:text-properties officeooo:paragraph-rsid="0005808c"/>
    </style:style>
    <style:style style:name="P10" style:family="paragraph" style:parent-style-name="Body_20_Text_20_Cont">
      <style:text-properties style:use-window-font-color="true" style:font-name="Utopia" fo:font-size="11pt" fo:language="en" fo:country="GB" officeooo:rsid="000807e1" officeooo:paragraph-rsid="001a2608" style:font-name-asian="Calibri" style:font-size-asian="11pt" style:font-name-complex="Utopia" style:font-size-complex="11pt" style:language-complex="ar" style:country-complex="SA"/>
    </style:style>
    <style:style style:name="P11" style:family="paragraph" style:parent-style-name="Chapter_20_Title">
      <style:text-properties officeooo:paragraph-rsid="00032e09"/>
    </style:style>
    <style:style style:name="P12" style:family="paragraph" style:parent-style-name="Chapter_20_Title">
      <style:text-properties fo:color="#bfbfbf" style:font-name="ZapfDingbats1" fo:font-size="14pt" officeooo:paragraph-rsid="00032e09" style:font-name-asian="ZapfDingbats1" style:font-size-asian="14pt" style:font-name-complex="ZapfDingbats1" style:font-size-complex="14pt"/>
    </style:style>
    <style:style style:name="P13" style:family="paragraph" style:parent-style-name="Code">
      <style:text-properties officeooo:paragraph-rsid="0005808c"/>
    </style:style>
    <style:style style:name="P14" style:family="paragraph" style:parent-style-name="Code">
      <style:text-properties officeooo:paragraph-rsid="0009b741"/>
    </style:style>
    <style:style style:name="P15" style:family="paragraph" style:parent-style-name="Code">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P16" style:family="paragraph" style:parent-style-name="Code">
      <style:text-properties style:use-window-font-color="true" style:font-name="TheSansMonoConNormal1" fo:font-size="11pt" fo:language="zxx" fo:country="none" officeooo:paragraph-rsid="0005808c" style:font-name-asian="Calibri" style:font-size-asian="11pt" style:language-asian="zxx" style:country-asian="none" style:font-name-complex="TheSansMonoConNormal1" style:font-size-complex="11pt" style:language-complex="ar" style:country-complex="SA"/>
    </style:style>
    <style:style style:name="P17" style:family="paragraph" style:parent-style-name="Code">
      <style:text-properties officeooo:paragraph-rsid="000ae0b6"/>
    </style:style>
    <style:style style:name="P18" style:family="paragraph" style:parent-style-name="Code">
      <style:text-properties officeooo:paragraph-rsid="000af9b1"/>
    </style:style>
    <style:style style:name="P19" style:family="paragraph" style:parent-style-name="Code">
      <style:text-properties officeooo:paragraph-rsid="000be625"/>
    </style:style>
    <style:style style:name="P20" style:family="paragraph" style:parent-style-name="Results">
      <style:text-properties officeooo:rsid="0005808c" officeooo:paragraph-rsid="0005808c"/>
    </style:style>
    <style:style style:name="P21" style:family="paragraph" style:parent-style-name="Results">
      <style:text-properties officeooo:paragraph-rsid="0009b741"/>
    </style:style>
    <style:style style:name="P22" style:family="paragraph" style:parent-style-name="Standard">
      <style:paragraph-properties fo:text-align="justify" style:justify-single-word="false"/>
      <style:text-properties officeooo:paragraph-rsid="00032e09"/>
    </style:style>
    <style:style style:name="P23" style:family="paragraph" style:parent-style-name="Code_20_Caption">
      <style:text-properties officeooo:paragraph-rsid="000ae0b6"/>
    </style:style>
    <style:style style:name="P24" style:family="paragraph" style:parent-style-name="Code_20_Caption">
      <style:text-properties officeooo:paragraph-rsid="00110b1d"/>
    </style:style>
    <style:style style:name="P25" style:family="paragraph" style:parent-style-name="Chapter_20_Number" style:master-page-name="Standard">
      <style:paragraph-properties style:page-number="auto"/>
      <style:text-properties officeooo:paragraph-rsid="00032e09"/>
    </style:style>
    <style:style style:name="P26" style:family="paragraph" style:parent-style-name="Body_20_Text_20_Cont">
      <style:text-properties officeooo:paragraph-rsid="000807e1"/>
    </style:style>
    <style:style style:name="P27" style:family="paragraph" style:parent-style-name="Body_20_Text_20_Cont">
      <style:text-properties officeooo:paragraph-rsid="000ff278"/>
    </style:style>
    <style:style style:name="P28" style:family="paragraph" style:parent-style-name="Body_20_Text_20_Cont">
      <style:text-properties officeooo:paragraph-rsid="00201ba5"/>
    </style:style>
    <style:style style:name="P29" style:family="paragraph" style:parent-style-name="Code">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P30" style:family="paragraph" style:parent-style-name="Code">
      <style:text-properties style:use-window-font-color="true" style:font-name="TheSansMonoConNormal1" fo:font-size="11pt" fo:language="zxx" fo:country="none" officeooo:paragraph-rsid="0005808c" style:font-name-asian="Calibri" style:font-size-asian="11pt" style:language-asian="zxx" style:country-asian="none" style:font-name-complex="TheSansMonoConNormal1" style:font-size-complex="11pt" style:language-complex="ar" style:country-complex="SA"/>
    </style:style>
    <style:style style:name="P31" style:family="paragraph" style:parent-style-name="Heading_20_1">
      <style:text-properties officeooo:rsid="00043307" officeooo:paragraph-rsid="0005808c"/>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officeooo:rsid="000be625" style:font-weight-asian="bold"/>
    </style:style>
    <style:style style:name="T4" style:family="text">
      <style:text-properties style:font-name-asian="TheSansMonoConNormal2"/>
    </style:style>
    <style:style style:name="T5" style:family="text">
      <style:text-properties officeooo:rsid="000ae0b6" style:font-name-asian="TheSansMonoConNormal2"/>
    </style:style>
    <style:style style:name="T6" style:family="text">
      <style:text-properties officeooo:rsid="000be625" style:font-name-asian="TheSansMonoConNormal2"/>
    </style:style>
    <style:style style:name="T7" style:family="text">
      <style:text-properties fo:font-weight="bold" style:font-weight-asian="bold"/>
    </style:style>
    <style:style style:name="T8" style:family="text">
      <style:text-properties style:font-name="Utopia-Bold" style:font-name-complex="Utopia-Bold"/>
    </style:style>
    <style:style style:name="T9" style:family="text">
      <style:text-properties style:font-name="Utopia-Bold" fo:language="en" fo:country="US" style:font-name-complex="Utopia-Bold"/>
    </style:style>
    <style:style style:name="T10" style:family="text">
      <style:text-properties style:font-name="Utopia-Italic" fo:font-style="italic" style:font-style-asian="italic" style:font-name-complex="Utopia-Italic" style:font-style-complex="italic"/>
    </style:style>
    <style:style style:name="T11" style:family="text">
      <style:text-properties style:font-name="Utopia-Italic" fo:language="en" fo:country="US" fo:font-style="italic" style:font-style-asian="italic" style:font-name-complex="Utopia-Italic" style:font-style-complex="italic"/>
    </style:style>
    <style:style style:name="T12" style:family="text">
      <style:text-properties style:use-window-font-color="true" style:font-name="Utopia1" fo:font-size="9pt" fo:language="en" fo:country="GB" style:font-name-asian="Times New Roman" style:font-size-asian="9pt" style:language-asian="zh" style:country-asian="CN" style:font-name-complex="Utopia1" style:font-size-complex="10pt" style:language-complex="ar" style:country-complex="SA"/>
    </style:style>
    <style:style style:name="T13"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14" style:family="text">
      <style:text-properties style:use-window-font-color="true" style:font-name="TheSansMonoConNormal1" fo:font-size="11pt" fo:language="zxx" fo:country="none" officeooo:rsid="000ae0b6" style:font-name-asian="Calibri" style:font-size-asian="11pt" style:language-asian="zxx" style:country-asian="none" style:font-name-complex="TheSansMonoConNormal1" style:font-size-complex="11pt" style:language-complex="ar" style:country-complex="SA"/>
    </style:style>
    <style:style style:name="T15" style:family="text">
      <style:text-properties style:use-window-font-color="true" style:font-name="TheSansMonoConNormal1" fo:font-size="11pt" fo:language="zxx" fo:country="none" officeooo:rsid="000af9b1" style:font-name-asian="Calibri" style:font-size-asian="11pt" style:language-asian="zxx" style:country-asian="none" style:font-name-complex="TheSansMonoConNormal1" style:font-size-complex="11pt" style:language-complex="ar" style:country-complex="SA"/>
    </style:style>
    <style:style style:name="T16" style:family="text">
      <style:text-properties style:use-window-font-color="true" style:font-name="TheSansMonoConNormal1" fo:font-size="11pt" fo:language="zxx" fo:country="none" officeooo:rsid="000be625" style:font-name-asian="Calibri" style:font-size-asian="11pt" style:language-asian="zxx" style:country-asian="none" style:font-name-complex="TheSansMonoConNormal1" style:font-size-complex="11pt" style:language-complex="ar" style:country-complex="SA"/>
    </style:style>
    <style:style style:name="T17" style:family="text">
      <style:text-properties style:use-window-font-color="true" style:font-name="TheSansMonoConNormal1" fo:font-size="11pt" fo:language="zxx" fo:country="none" officeooo:rsid="000ff278" style:font-name-asian="Calibri" style:font-size-asian="11pt" style:language-asian="zxx" style:country-asian="none" style:font-name-complex="TheSansMonoConNormal1" style:font-size-complex="11pt" style:language-complex="ar" style:country-complex="SA"/>
    </style:style>
    <style:style style:name="T18"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9" style:family="text">
      <style:text-properties style:use-window-font-color="true" style:font-name="Utopia" fo:font-size="11pt" fo:language="en" fo:country="GB" officeooo:rsid="0005808c" style:font-name-asian="Calibri" style:font-size-asian="11pt" style:font-name-complex="Utopia" style:font-size-complex="11pt" style:language-complex="ar" style:country-complex="SA"/>
    </style:style>
    <style:style style:name="T20" style:family="text">
      <style:text-properties style:use-window-font-color="true" style:font-name="Utopia" fo:font-size="11pt" fo:language="en" fo:country="GB" officeooo:rsid="000643c3"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en" fo:country="GB" officeooo:rsid="000807e1" style:font-name-asian="Calibri" style:font-size-asian="11pt" style:font-name-complex="Utopia" style:font-size-complex="11pt" style:language-complex="ar" style:country-complex="SA"/>
    </style:style>
    <style:style style:name="T22" style:family="text">
      <style:text-properties style:use-window-font-color="true" style:font-name="Utopia" fo:font-size="11pt" fo:language="en" fo:country="GB" officeooo:rsid="0009b741" style:font-name-asian="Calibri" style:font-size-asian="11pt" style:font-name-complex="Utopia" style:font-size-complex="11pt" style:language-complex="ar" style:country-complex="SA"/>
    </style:style>
    <style:style style:name="T23" style:family="text">
      <style:text-properties style:use-window-font-color="true" style:font-name="Utopia" fo:font-size="11pt" fo:language="en" fo:country="GB" officeooo:rsid="000ae0b6" style:font-name-asian="Calibri" style:font-size-asian="11pt" style:font-name-complex="Utopia" style:font-size-complex="11pt" style:language-complex="ar" style:country-complex="SA"/>
    </style:style>
    <style:style style:name="T24" style:family="text">
      <style:text-properties style:use-window-font-color="true" style:font-name="Utopia" fo:font-size="11pt" fo:language="en" fo:country="GB" officeooo:rsid="000f4d17" style:font-name-asian="Calibri" style:font-size-asian="11pt" style:font-name-complex="Utopia" style:font-size-complex="11pt" style:language-complex="ar" style:country-complex="SA"/>
    </style:style>
    <style:style style:name="T25" style:family="text">
      <style:text-properties style:use-window-font-color="true" style:font-name="Utopia" fo:font-size="11pt" fo:language="en" fo:country="GB" officeooo:rsid="000ff278" style:font-name-asian="Calibri" style:font-size-asian="11pt" style:font-name-complex="Utopia" style:font-size-complex="11pt" style:language-complex="ar" style:country-complex="SA"/>
    </style:style>
    <style:style style:name="T26" style:family="text">
      <style:text-properties style:use-window-font-color="true" style:font-name="Utopia" fo:font-size="11pt" fo:language="en" fo:country="GB" officeooo:rsid="00107af3" style:font-name-asian="Calibri" style:font-size-asian="11pt" style:font-name-complex="Utopia" style:font-size-complex="11pt" style:language-complex="ar" style:country-complex="SA"/>
    </style:style>
    <style:style style:name="T27" style:family="text">
      <style:text-properties style:use-window-font-color="true" style:font-name="Utopia" fo:font-size="11pt" fo:language="en" fo:country="GB" officeooo:rsid="0014f0b7" style:font-name-asian="Calibri" style:font-size-asian="11pt" style:font-name-complex="Utopia" style:font-size-complex="11pt" style:language-complex="ar" style:country-complex="SA"/>
    </style:style>
    <style:style style:name="T28" style:family="text">
      <style:text-properties style:use-window-font-color="true" style:font-name="Utopia" fo:font-size="11pt" fo:language="en" fo:country="GB" officeooo:rsid="00201ba5" style:font-name-asian="Calibri" style:font-size-asian="11pt" style:font-name-complex="Utopia" style:font-size-complex="11pt" style:language-complex="ar" style:country-complex="SA"/>
    </style:style>
    <style:style style:name="T29" style:family="text">
      <style:text-properties style:use-window-font-color="true" style:font-name="Utopia" fo:font-size="11pt" fo:language="en" fo:country="GB" officeooo:rsid="0020216c" style:font-name-asian="Calibri" style:font-size-asian="11pt" style:font-name-complex="Utopia" style:font-size-complex="11pt" style:language-complex="ar" style:country-complex="SA"/>
    </style:style>
    <style:style style:name="T30" style:family="text">
      <style:text-properties style:use-window-font-color="true" style:font-name="TheSansMonoConNormal" fo:font-size="11pt" fo:language="en" fo:country="GB" style:font-name-asian="Calibri" style:font-size-asian="11pt" style:font-name-complex="Utopia" style:font-size-complex="11pt" style:language-complex="ar" style:country-complex="SA"/>
    </style:style>
    <style:style style:name="T31" style:family="text">
      <style:text-properties style:use-window-font-color="true" style:font-name="TheSansMonoConNormal" fo:font-size="11pt" fo:language="en" fo:country="GB" officeooo:rsid="000807e1" style:font-name-asian="Calibri" style:font-size-asian="11pt" style:font-name-complex="Utopia" style:font-size-complex="11pt" style:language-complex="ar" style:country-complex="SA"/>
    </style:style>
    <style:style style:name="T32" style:family="text">
      <style:text-properties style:use-window-font-color="true" style:font-name="TheSansMonoConNormal" fo:font-size="11pt" fo:language="en" fo:country="GB" officeooo:rsid="000807e1" style:font-name-asian="Calibri" style:font-size-asian="11pt" style:language-asian="zxx" style:country-asian="none" style:font-name-complex="Utopia" style:font-size-complex="11pt" style:language-complex="ar" style:country-complex="SA"/>
    </style:style>
    <style:style style:name="T33" style:family="text">
      <style:text-properties style:use-window-font-color="true" style:font-name="TheSansMonoConNormal" fo:font-size="11pt" fo:language="en" fo:country="GB" officeooo:rsid="0009b741" style:font-name-asian="Calibri" style:font-size-asian="11pt" style:language-asian="zxx" style:country-asian="none" style:font-name-complex="Utopia" style:font-size-complex="11pt" style:language-complex="ar" style:country-complex="SA"/>
    </style:style>
    <style:style style:name="T34" style:family="text">
      <style:text-properties style:use-window-font-color="true" style:font-name="TheSansMonoConNormal" fo:font-size="11pt" fo:language="en" fo:country="GB" officeooo:rsid="00107af3" style:font-name-asian="Calibri" style:font-size-asian="11pt" style:language-asian="zxx" style:country-asian="none" style:font-name-complex="Utopia" style:font-size-complex="11pt" style:language-complex="ar" style:country-complex="SA"/>
    </style:style>
    <style:style style:name="T35" style:family="text">
      <style:text-properties style:use-window-font-color="true" style:font-name="TheSansMonoConNormal" fo:font-size="11pt" fo:language="en" fo:country="GB" officeooo:rsid="00166ec0" style:font-name-asian="Calibri" style:font-size-asian="11pt" style:language-asian="zxx" style:country-asian="none" style:font-name-complex="Utopia" style:font-size-complex="11pt" style:language-complex="ar" style:country-complex="SA"/>
    </style:style>
    <style:style style:name="T36" style:family="text">
      <style:text-properties style:use-window-font-color="true" style:font-name="TheSansMonoConNormal" fo:font-size="11pt" fo:language="en" fo:country="GB" officeooo:rsid="00173842" style:font-name-asian="Calibri" style:font-size-asian="11pt" style:language-asian="zxx" style:country-asian="none" style:font-name-complex="Utopia" style:font-size-complex="11pt" style:language-complex="ar" style:country-complex="SA"/>
    </style:style>
    <style:style style:name="T37" style:family="text">
      <style:text-properties style:use-window-font-color="true" style:font-name="TheSansMonoConNormal" fo:font-size="11pt" fo:language="en" fo:country="GB" officeooo:rsid="00182e89" style:font-name-asian="Calibri" style:font-size-asian="11pt" style:language-asian="zxx" style:country-asian="none" style:font-name-complex="Utopia" style:font-size-complex="11pt" style:language-complex="ar" style:country-complex="SA"/>
    </style:style>
    <style:style style:name="T38" style:family="text">
      <style:text-properties fo:color="#000000" style:font-name="TheSansMonoConNormal1" fo:font-size="11pt" fo:language="en" fo:country="GB" fo:background-color="transparent" loext:char-shading-value="0" style:font-name-asian="Calibri" style:font-size-asian="11pt" style:font-name-complex="TheSansMonoConNormal1" style:font-size-complex="11pt" style:language-complex="ar" style:country-complex="SA"/>
    </style:style>
    <style:style style:name="T39" style:family="text">
      <style:text-properties officeooo:rsid="00032e09"/>
    </style:style>
    <style:style style:name="T40" style:family="text">
      <style:text-properties officeooo:rsid="00043307"/>
    </style:style>
    <style:style style:name="T41" style:family="text">
      <style:text-properties fo:font-size="20pt" style:font-size-asian="20pt" style:font-size-complex="20pt"/>
    </style:style>
    <style:style style:name="T42" style:family="text">
      <style:text-properties officeooo:rsid="0005808c"/>
    </style:style>
    <style:style style:name="T43" style:family="text">
      <style:text-properties fo:language="en" fo:country="GB" style:font-name-asian="Calibri" style:font-size-complex="11pt" style:language-complex="ar" style:country-complex="SA"/>
    </style:style>
    <style:style style:name="T44" style:family="text">
      <style:text-properties fo:language="en" fo:country="GB" officeooo:rsid="0005808c" style:font-name-asian="Calibri" style:font-size-complex="11pt" style:language-complex="ar" style:country-complex="SA"/>
    </style:style>
    <style:style style:name="T45" style:family="text">
      <style:text-properties fo:language="en" fo:country="GB" officeooo:rsid="000643c3" style:font-name-asian="Calibri" style:font-size-complex="11pt" style:language-complex="ar" style:country-complex="SA"/>
    </style:style>
    <style:style style:name="T46" style:family="text">
      <style:text-properties fo:language="en" fo:country="GB" officeooo:rsid="000807e1" style:font-name-asian="Calibri" style:font-size-complex="11pt" style:language-complex="ar" style:country-complex="SA"/>
    </style:style>
    <style:style style:name="T47" style:family="text">
      <style:text-properties fo:language="en" fo:country="GB" officeooo:rsid="0009b741" style:font-name-asian="Calibri" style:font-size-complex="11pt" style:language-complex="ar" style:country-complex="SA"/>
    </style:style>
    <style:style style:name="T48" style:family="text">
      <style:text-properties fo:language="en" fo:country="GB" officeooo:rsid="000ae0b6" style:font-name-asian="Calibri" style:font-size-complex="11pt" style:language-complex="ar" style:country-complex="SA"/>
    </style:style>
    <style:style style:name="T49" style:family="text">
      <style:text-properties fo:language="en" fo:country="GB" officeooo:rsid="000f4d17" style:font-name-asian="Calibri" style:font-size-complex="11pt" style:language-complex="ar" style:country-complex="SA"/>
    </style:style>
    <style:style style:name="T50" style:family="text">
      <style:text-properties officeooo:rsid="000ae0b6"/>
    </style:style>
    <style:style style:name="T51" style:family="text">
      <style:text-properties officeooo:rsid="000be625"/>
    </style:style>
    <style:style style:name="T52" style:family="text">
      <style:text-properties officeooo:rsid="000dd6fd"/>
    </style:style>
    <style:style style:name="T53" style:family="text">
      <style:text-properties officeooo:rsid="000f4d17"/>
    </style:style>
    <style:style style:name="T54" style:family="text">
      <style:text-properties officeooo:rsid="00107af3"/>
    </style:style>
    <style:style style:name="T55" style:family="text">
      <style:text-properties officeooo:rsid="0014f0b7"/>
    </style:style>
    <style:style style:name="T56" style:family="text">
      <style:text-properties officeooo:rsid="0009b741"/>
    </style:style>
    <style:style style:name="T57" style:family="text">
      <style:text-properties officeooo:rsid="001b5fba"/>
    </style:style>
    <style:style style:name="T58" style:family="text">
      <style:text-properties officeooo:rsid="001cacd6"/>
    </style:style>
    <style:style style:name="T59" style:family="text">
      <style:text-properties officeooo:rsid="001e4ec5"/>
    </style:style>
    <style:style style:name="T60" style:family="text">
      <style:text-properties officeooo:rsid="00201ba5"/>
    </style:style>
    <style:style style:name="T61" style:family="text">
      <style:text-properties officeooo:rsid="0020216c"/>
    </style:style>
    <style:style style:name="T62"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office:automatic-styles>
  <office:body>
    <office:text text:use-soft-page-breaks="true">
      <office:forms form:automatic-focus="false" form:apply-design-mode="false"/>
      <text:tracked-changes>
        <text:changed-region xml:id="ct94365788434704" text:id="ct94365788434704">
          <text:insertion>
            <office:change-info>
              <dc:creator>Ray Lischner</dc:creator>
              <dc:date>2020-04-27T12:23:24</dc:date>
            </office:change-info>
          </text:insertion>
        </text:changed-region>
        <text:changed-region xml:id="ct94365831972544" text:id="ct94365831972544">
          <text:deletion>
            <office:change-info>
              <dc:creator>Ray Lischner</dc:creator>
              <dc:date>2020-04-28T10:16:32</dc:date>
            </office:change-info>
            <text:p text:style-name="Body_20_Text_20_First"/>
            <text:p text:style-name="Chapter_20_Title"/>
            <text:p text:style-name="Body_20_Text_20_First"/>
          </text:deletion>
        </text:changed-region>
        <text:changed-region xml:id="ct94365791269840" text:id="ct94365791269840">
          <text:insertion>
            <office:change-info>
              <dc:creator>Ray Lischner</dc:creator>
              <dc:date>2020-04-27T13:00:39</dc:date>
            </office:change-info>
          </text:insertion>
        </text:changed-region>
        <text:changed-region xml:id="ct94365817312656" text:id="ct94365817312656">
          <text:insertion>
            <office:change-info>
              <dc:creator>Ray Lischner</dc:creator>
              <dc:date>2020-04-27T13:01:08</dc:date>
            </office:change-info>
          </text:insertion>
        </text:changed-region>
        <text:changed-region xml:id="ct94365738770336" text:id="ct94365738770336">
          <text:deletion>
            <office:change-info>
              <dc:creator>Ray Lischner</dc:creator>
              <dc:date>2020-04-27T12:23:51</dc:date>
            </office:change-info>
            <text:p text:style-name="Results"/>
            <text:p text:style-name="Body_20_Text_20_First"/>
            <text:p text:style-name="Results"/>
          </text:deletion>
        </text:changed-region>
        <text:changed-region xml:id="ct94365791804816" text:id="ct94365791804816">
          <text:insertion>
            <office:change-info>
              <dc:creator>Ray Lischner</dc:creator>
              <dc:date>2020-05-06T11:37:51</dc:date>
            </office:change-info>
          </text:insertion>
        </text:changed-region>
        <text:changed-region xml:id="ct94365862802208" text:id="ct94365862802208">
          <text:insertion>
            <office:change-info>
              <dc:creator>Ray Lischner</dc:creator>
              <dc:date>2020-04-27T12:24:07</dc:date>
            </office:change-info>
          </text:insertion>
        </text:changed-region>
        <text:changed-region xml:id="ct94365869840896" text:id="ct94365869840896">
          <text:deletion>
            <office:change-info>
              <dc:creator>Ray Lischner</dc:creator>
              <dc:date>2020-04-27T12:23:38</dc:date>
            </office:change-info>
            <text:p text:style-name="P16">#include &lt;iomanip&gt;</text:p>
          </text:deletion>
        </text:changed-region>
        <text:changed-region xml:id="ct94365804231680" text:id="ct94365804231680">
          <text:insertion>
            <office:change-info>
              <dc:creator>Ray Lischner</dc:creator>
              <dc:date>2020-04-27T12:23:38</dc:date>
            </office:change-info>
          </text:insertion>
        </text:changed-region>
        <text:changed-region xml:id="ct94365727472752" text:id="ct94365727472752">
          <text:deletion>
            <office:change-info>
              <dc:creator>Ray Lischner</dc:creator>
              <dc:date>2020-04-27T12:23:38</dc:date>
            </office:change-info>
            <text:p text:style-name="P15">#include &lt;iostream&gt;</text:p>
          </text:deletion>
        </text:changed-region>
        <text:changed-region xml:id="ct94365818922064" text:id="ct94365818922064">
          <text:insertion>
            <office:change-info>
              <dc:creator>Ray Lischner</dc:creator>
              <dc:date>2020-04-27T12:23:38</dc:date>
            </office:change-info>
          </text:insertion>
        </text:changed-region>
        <text:changed-region xml:id="ct94365889273424" text:id="ct94365889273424">
          <text:insertion>
            <office:change-info>
              <dc:creator>Ray Lischner</dc:creator>
              <dc:date>2020-05-06T11:38:17</dc:date>
            </office:change-info>
          </text:insertion>
        </text:changed-region>
        <text:changed-region xml:id="ct94365732297152" text:id="ct94365732297152">
          <text:deletion>
            <office:change-info>
              <dc:creator>Ray Lischner</dc:creator>
              <dc:date>2020-04-27T12:23:38</dc:date>
            </office:change-info>
            <text:p text:style-name="Body_20_Text_20_Cont"><text:span text:style-name="Code_20_Inline">#include</text:span> <text:span text:style-name="Code_20_Inline">&lt;iomanip&gt;</text:span></text:p>
          </text:deletion>
        </text:changed-region>
        <text:changed-region xml:id="ct94365861557376" text:id="ct94365861557376">
          <text:insertion>
            <office:change-info>
              <dc:creator>Ray Lischner</dc:creator>
              <dc:date>2020-04-27T12:23:38</dc:date>
            </office:change-info>
          </text:insertion>
        </text:changed-region>
        <text:changed-region xml:id="ct94365808391888" text:id="ct94365808391888">
          <text:deletion>
            <office:change-info>
              <dc:creator>Ray Lischner</dc:creator>
              <dc:date>2020-04-27T12:23:38</dc:date>
            </office:change-info>
            <text:p text:style-name="P15">#include &lt;iomanip&gt;</text:p>
          </text:deletion>
        </text:changed-region>
        <text:changed-region xml:id="ct94365736647152" text:id="ct94365736647152">
          <text:insertion>
            <office:change-info>
              <dc:creator>Ray Lischner</dc:creator>
              <dc:date>2020-04-27T12:23:38</dc:date>
            </office:change-info>
          </text:insertion>
        </text:changed-region>
        <text:changed-region xml:id="ct94365884218064" text:id="ct94365884218064">
          <text:deletion>
            <office:change-info>
              <dc:creator>Ray Lischner</dc:creator>
              <dc:date>2020-04-27T12:23:38</dc:date>
            </office:change-info>
            <text:p text:style-name="P15">#include &lt;iostream&gt;</text:p>
          </text:deletion>
        </text:changed-region>
        <text:changed-region xml:id="ct94365877234688" text:id="ct94365877234688">
          <text:insertion>
            <office:change-info>
              <dc:creator>Ray Lischner</dc:creator>
              <dc:date>2020-04-27T12:23:38</dc:date>
            </office:change-info>
          </text:insertion>
        </text:changed-region>
        <text:changed-region xml:id="ct94365821127312" text:id="ct94365821127312">
          <text:deletion>
            <office:change-info>
              <dc:creator>Ray Lischner</dc:creator>
              <dc:date>2020-04-27T12:23:38</dc:date>
            </office:change-info>
            <text:p text:style-name="P15">#include &lt;iomanip&gt;</text:p>
          </text:deletion>
        </text:changed-region>
        <text:changed-region xml:id="ct94365715936256" text:id="ct94365715936256">
          <text:insertion>
            <office:change-info>
              <dc:creator>Ray Lischner</dc:creator>
              <dc:date>2020-04-27T12:23:38</dc:date>
            </office:change-info>
          </text:insertion>
        </text:changed-region>
        <text:changed-region xml:id="ct94365741840384" text:id="ct94365741840384">
          <text:deletion>
            <office:change-info>
              <dc:creator>Ray Lischner</dc:creator>
              <dc:date>2020-04-27T12:23:38</dc:date>
            </office:change-info>
            <text:p text:style-name="P15">#include &lt;iostream&gt;</text:p>
          </text:deletion>
        </text:changed-region>
        <text:changed-region xml:id="ct94365835033760" text:id="ct94365835033760">
          <text:insertion>
            <office:change-info>
              <dc:creator>Ray Lischner</dc:creator>
              <dc:date>2020-04-27T12:23:38</dc:date>
            </office:change-info>
          </text:insertion>
        </text:changed-region>
        <text:changed-region xml:id="ct94365828053040" text:id="ct94365828053040">
          <text:deletion>
            <office:change-info>
              <dc:creator>Ray Lischner</dc:creator>
              <dc:date>2020-04-27T12:23:38</dc:date>
            </office:change-info>
            <text:p text:style-name="P15">#include &lt;iomanip&gt;</text:p>
          </text:deletion>
        </text:changed-region>
        <text:changed-region xml:id="ct94365819251712" text:id="ct94365819251712">
          <text:insertion>
            <office:change-info>
              <dc:creator>Ray Lischner</dc:creator>
              <dc:date>2020-04-27T12:23:38</dc:date>
            </office:change-info>
          </text:insertion>
        </text:changed-region>
        <text:changed-region xml:id="ct94365729525520" text:id="ct94365729525520">
          <text:deletion>
            <office:change-info>
              <dc:creator>Ray Lischner</dc:creator>
              <dc:date>2020-04-27T12:23:38</dc:date>
            </office:change-info>
            <text:p text:style-name="P15">#include &lt;iostream&gt;</text:p>
          </text:deletion>
        </text:changed-region>
        <text:changed-region xml:id="ct94365853251232" text:id="ct94365853251232">
          <text:insertion>
            <office:change-info>
              <dc:creator>Ray Lischner</dc:creator>
              <dc:date>2020-04-27T12:23:38</dc:date>
            </office:change-info>
          </text:insertion>
        </text:changed-region>
        <text:changed-region xml:id="ct94365831680464" text:id="ct94365831680464">
          <text:deletion>
            <office:change-info>
              <dc:creator>Ray Lischner</dc:creator>
              <dc:date>2020-04-27T12:23:38</dc:date>
            </office:change-info>
            <text:p text:style-name="P15">#include &lt;iomanip&gt;</text:p>
          </text:deletion>
        </text:changed-region>
        <text:changed-region xml:id="ct94365796895168" text:id="ct94365796895168">
          <text:insertion>
            <office:change-info>
              <dc:creator>Ray Lischner</dc:creator>
              <dc:date>2020-04-27T12:23:38</dc:date>
            </office:change-info>
          </text:insertion>
        </text:changed-region>
        <text:changed-region xml:id="ct94365799038928" text:id="ct94365799038928">
          <text:deletion>
            <office:change-info>
              <dc:creator>Ray Lischner</dc:creator>
              <dc:date>2020-04-27T12:23:38</dc:date>
            </office:change-info>
            <text:p text:style-name="P15">#include &lt;iostream&gt;</text:p>
          </text:deletion>
        </text:changed-region>
        <text:changed-region xml:id="ct94365855657248" text:id="ct94365855657248">
          <text:insertion>
            <office:change-info>
              <dc:creator>Ray Lischner</dc:creator>
              <dc:date>2020-04-27T12:23:38</dc:date>
            </office:change-info>
          </text:insertion>
        </text:changed-region>
        <text:changed-region xml:id="ct94365832957616" text:id="ct94365832957616">
          <text:deletion>
            <office:change-info>
              <dc:creator>Ray Lischner</dc:creator>
              <dc:date>2020-05-06T11:40:15</dc:date>
            </office:change-info>
            <text:p text:style-name="Side_20_Bar_20_Body"><text:span text:style-name="Code_20_Inline">#include</text:span> </text:p>
          </text:deletion>
        </text:changed-region>
        <text:changed-region xml:id="ct94365822559200" text:id="ct94365822559200">
          <text:deletion>
            <office:change-info>
              <dc:creator>Ray Lischner</dc:creator>
              <dc:date>2020-04-27T12:23:38</dc:date>
            </office:change-info>
            <text:p text:style-name="P15">#include &lt;iostream&gt;</text:p>
          </text:deletion>
        </text:changed-region>
        <text:changed-region xml:id="ct94365905289216" text:id="ct94365905289216">
          <text:insertion>
            <office:change-info>
              <dc:creator>Ray Lischner</dc:creator>
              <dc:date>2020-04-27T12:23:38</dc:date>
            </office:change-info>
          </text:insertion>
        </text:changed-region>
        <text:changed-region xml:id="ct94365880870272" text:id="ct94365880870272">
          <text:deletion>
            <office:change-info>
              <dc:creator>Ray Lischner</dc:creator>
              <dc:date>2020-04-27T15:29:11</dc:date>
            </office:change-info>
            <text:p text:style-name="Body_20_Text_20_First"/>
            <text:p text:style-name="Body_20_Text_20_First"/>
            <text:p text:style-name="Body_20_Text_20_First"/>
          </text:deletion>
        </text:changed-region>
        <text:changed-region xml:id="ct94365877411328" text:id="ct94365877411328">
          <text:deletion>
            <office:change-info>
              <dc:creator>Ray Lischner</dc:creator>
              <dc:date>2020-04-27T12:23:38</dc:date>
            </office:change-info>
            <text:p text:style-name="P15">#include &lt;iomanip&gt;</text:p>
          </text:deletion>
        </text:changed-region>
        <text:changed-region xml:id="ct94365799947952" text:id="ct94365799947952">
          <text:insertion>
            <office:change-info>
              <dc:creator>Ray Lischner</dc:creator>
              <dc:date>2020-04-27T12:23:38</dc:date>
            </office:change-info>
          </text:insertion>
        </text:changed-region>
        <text:changed-region xml:id="ct94365733604640" text:id="ct94365733604640">
          <text:deletion>
            <office:change-info>
              <dc:creator>Ray Lischner</dc:creator>
              <dc:date>2020-04-27T12:23:38</dc:date>
            </office:change-info>
            <text:p text:style-name="P15">#include &lt;iostream&gt;</text:p>
          </text:deletion>
        </text:changed-region>
        <text:changed-region xml:id="ct94365799934304" text:id="ct94365799934304">
          <text:insertion>
            <office:change-info>
              <dc:creator>Ray Lischner</dc:creator>
              <dc:date>2020-04-27T12:23:38</dc:date>
            </office:change-info>
          </text:insertion>
        </text:changed-region>
        <text:changed-region xml:id="ct94365869793120" text:id="ct94365869793120">
          <text:insertion>
            <office:change-info>
              <dc:creator>Ray Lischner</dc:creator>
              <dc:date>2020-04-27T13:06:38</dc:date>
            </office:change-info>
          </text:insertion>
        </text:changed-region>
        <text:changed-region xml:id="ct94365813550432" text:id="ct94365813550432">
          <text:insertion>
            <office:change-info>
              <dc:creator>Ray Lischner</dc:creator>
              <dc:date>2020-04-27T13:07:05</dc:date>
            </office:change-info>
          </text:insertion>
        </text:changed-region>
        <text:changed-region xml:id="ct94365714657008" text:id="ct94365714657008">
          <text:insertion>
            <office:change-info>
              <dc:creator>Ray Lischner</dc:creator>
              <dc:date>2020-04-27T13:08:00</dc:date>
            </office:change-info>
          </text:insertion>
        </text:changed-region>
        <text:changed-region xml:id="ct94365810296160" text:id="ct94365810296160">
          <text:insertion>
            <office:change-info>
              <dc:creator>Ray Lischner</dc:creator>
              <dc:date>2020-04-27T13:09:00</dc:date>
            </office:change-info>
          </text:insertion>
        </text:changed-region>
        <text:changed-region xml:id="ct94365792596096" text:id="ct94365792596096">
          <text:insertion>
            <office:change-info>
              <dc:creator>Ray Lischner</dc:creator>
              <dc:date>2020-04-27T13:31:29</dc:date>
            </office:change-info>
          </text:insertion>
        </text:changed-region>
        <text:changed-region xml:id="ct94365730580992" text:id="ct94365730580992">
          <text:insertion>
            <office:change-info>
              <dc:creator>Ray Lischner</dc:creator>
              <dc:date>2020-05-06T11:41:22</dc:date>
            </office:change-info>
          </text:insertion>
        </text:changed-region>
        <text:changed-region xml:id="ct94365728163600" text:id="ct94365728163600">
          <text:insertion>
            <office:change-info>
              <dc:creator>Ray Lischner</dc:creator>
              <dc:date>2020-04-27T13:10:04</dc:date>
            </office:change-info>
          </text:insertion>
        </text:changed-region>
        <text:changed-region xml:id="ct94365733854496" text:id="ct94365733854496">
          <text:insertion>
            <office:change-info>
              <dc:creator>Ray Lischner</dc:creator>
              <dc:date>2020-04-27T13:11:01</dc:date>
            </office:change-info>
          </text:insertion>
        </text:changed-region>
        <text:changed-region xml:id="ct94365882759520" text:id="ct94365882759520">
          <text:insertion>
            <office:change-info>
              <dc:creator>Ray Lischner</dc:creator>
              <dc:date>2020-04-27T13:25:24</dc:date>
            </office:change-info>
          </text:insertion>
        </text:changed-region>
        <text:changed-region xml:id="ct94365887983360" text:id="ct94365887983360">
          <text:insertion>
            <office:change-info>
              <dc:creator>Ray Lischner</dc:creator>
              <dc:date>2020-04-27T13:26:00</dc:date>
            </office:change-info>
          </text:insertion>
        </text:changed-region>
        <text:changed-region xml:id="ct94365881269040" text:id="ct94365881269040">
          <text:insertion>
            <office:change-info>
              <dc:creator>Ray Lischner</dc:creator>
              <dc:date>2020-04-27T13:27:07</dc:date>
            </office:change-info>
          </text:insertion>
        </text:changed-region>
        <text:changed-region xml:id="ct94365821748496" text:id="ct94365821748496">
          <text:insertion>
            <office:change-info>
              <dc:creator>Ray Lischner</dc:creator>
              <dc:date>2020-04-27T13:28:00</dc:date>
            </office:change-info>
          </text:insertion>
        </text:changed-region>
        <text:changed-region xml:id="ct94365868948048" text:id="ct94365868948048">
          <text:insertion>
            <office:change-info>
              <dc:creator>Ray Lischner</dc:creator>
              <dc:date>2020-04-27T13:29:00</dc:date>
            </office:change-info>
          </text:insertion>
        </text:changed-region>
        <text:changed-region xml:id="ct94365917444144" text:id="ct94365917444144">
          <text:insertion>
            <office:change-info>
              <dc:creator>Ray Lischner</dc:creator>
              <dc:date>2020-04-27T13:31:20</dc:date>
            </office:change-info>
          </text:insertion>
        </text:changed-region>
        <text:changed-region xml:id="ct94365847228224" text:id="ct94365847228224">
          <text:insertion>
            <office:change-info>
              <dc:creator>Ray Lischner</dc:creator>
              <dc:date>2020-04-27T13:30:37</dc:date>
            </office:change-info>
          </text:insertion>
        </text:changed-region>
        <text:changed-region xml:id="ct94365836064112" text:id="ct94365836064112">
          <text:insertion>
            <office:change-info>
              <dc:creator>Ray Lischner</dc:creator>
              <dc:date>2020-04-27T13:37:25</dc:date>
            </office:change-info>
          </text:insertion>
        </text:changed-region>
        <text:changed-region xml:id="ct94365885219792" text:id="ct94365885219792">
          <text:insertion>
            <office:change-info>
              <dc:creator>Ray Lischner</dc:creator>
              <dc:date>2020-04-27T13:38:06</dc:date>
            </office:change-info>
          </text:insertion>
        </text:changed-region>
        <text:changed-region xml:id="ct94365912064352" text:id="ct94365912064352">
          <text:insertion>
            <office:change-info>
              <dc:creator>Ray Lischner</dc:creator>
              <dc:date>2020-04-27T15:18:12</dc:date>
            </office:change-info>
          </text:insertion>
        </text:changed-region>
        <text:changed-region xml:id="ct94365910567024" text:id="ct94365910567024">
          <text:insertion>
            <office:change-info>
              <dc:creator>Ray Lischner</dc:creator>
              <dc:date>2020-04-27T15:27:41</dc:date>
            </office:change-info>
          </text:insertion>
        </text:changed-region>
        <text:changed-region xml:id="ct94365910567264" text:id="ct94365910567264">
          <text:insertion>
            <office:change-info>
              <dc:creator>Ray Lischner</dc:creator>
              <dc:date>2020-04-27T15:18:12</dc:date>
            </office:change-info>
          </text:insertion>
        </text:changed-region>
        <text:changed-region xml:id="ct94365788730560" text:id="ct94365788730560">
          <text:insertion>
            <office:change-info>
              <dc:creator>Ray Lischner</dc:creator>
              <dc:date>2020-04-27T15:27:57</dc:date>
            </office:change-info>
          </text:insertion>
        </text:changed-region>
        <text:changed-region xml:id="ct94365728466544" text:id="ct94365728466544">
          <text:insertion>
            <office:change-info>
              <dc:creator>Ray Lischner</dc:creator>
              <dc:date>2020-04-27T15:28:00</dc:date>
            </office:change-info>
          </text:insertion>
        </text:changed-region>
        <text:changed-region xml:id="ct94365800477728" text:id="ct94365800477728">
          <text:deletion>
            <office:change-info>
              <dc:creator>Ray Lischner</dc:creator>
              <dc:date>2020-04-27T15:28:09</dc:date>
            </office:change-info>
            <text:p text:style-name="P6"><text:span text:style-name="T53">Loops sure are fun!</text:span></text:p>
          </text:deletion>
        </text:changed-region>
        <text:changed-region xml:id="ct94365866029824" text:id="ct94365866029824">
          <text:deletion>
            <office:change-info>
              <dc:creator>Ray Lischner</dc:creator>
              <dc:date>2020-04-27T15:28:12</dc:date>
            </office:change-info>
            <text:p text:style-name="P6"/>
            <text:p text:style-name="P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change-start text:change-id="ct94365788434704"/>E X P L O R A T I O N <text:s/><text:span text:style-name="T39">8</text:span></text:p>
      <text:p text:style-name="P22"/>
      <text:p text:style-name="P12"></text:p>
      <text:p text:style-name="P11"><text:change-end text:change-id="ct94365788434704"/><office:annotation office:name="__Annotation__3125_266991913" loext:resolved="false"><dc:creator>Michael Thomas</dc:creator><dc:date>2020-02-28T12:56:40.260000000</dc:date><text:p text:style-name="P32"><text:span text:style-name="T62">Good clean chapter. <text:s/>The document is easy to read and understand.</text:span></text:p>
<text:p text:style-name="P32"><text:span text:style-name="T62"/></text:p>
<text:p text:style-name="P32"><text:span text:style-name="T62">I am running Windows 10 and Visual Studio 2019 16.5.0 Preview 4</text:span></text:p>
<text:p text:style-name="P32"><text:span text:style-name="T62"/></text:p>
<text:p text:style-name="P32"><text:span text:style-name="T62">All links in the chapter work.</text:span></text:p>
</office:annotation>Formatted Output<office:annotation-end office:name="__Annotation__3125_266991913"/><text:alphabetical-index-mark text:string-value="Formatted output"/></text:p>
      <text:p text:style-name="Body_20_Text_20_First"><text:bookmark-start text:name="output"/><text:change text:change-id="ct94365831972544"/>In Exploration 4, you used tab characters to line up output neatly. Tabs are useful but crude. This Exploration introduces some of the features that C++ offers to format output nicely, such as setting the alignment, padding, and width of output fields.<text:change-start text:change-id="ct94365791269840"/> <text:span text:style-name="T40">C+⁠+ 20</text:span><text:change-end text:change-id="ct94365791269840"/><text:change-start text:change-id="ct94365817312656"/><text:span text:style-name="T40"> offers two very different ways to format output. This chapter presents both, and you can choose which way you prefer.</text:span><text:change-end text:change-id="ct94365817312656"/></text:p>
      <text:h text:style-name="Heading_20_1" text:outline-level="1">The Problem</text:h>
      <text:p text:style-name="Body_20_Text_20_First">This Exploration begins a<text:span text:style-name="T1"> </text:span>little differently. Instead of reading a<text:span text:style-name="T1"> </text:span>program and answering questions about it, you must write your own program to solve a<text:span text:style-name="T1"> </text:span>problem. The task is to print a<text:span text:style-name="T1"> </text:span>table of squares and cubes<text:alphabetical-index-mark text:string-value="problem" text:key1="Formatted output"/> (the mathematical variety, not the geometrical <text:soft-page-break/>shapes) for integers from 1 to 20. The output of the program should look something like the following:</text:p>
      <text:p text:style-name="Results"><text:change text:change-id="ct94365738770336"/><text:change-start text:change-id="ct94365791804816"/><text:s/><text:change-end text:change-id="ct94365791804816"/>N <text:s text:c="2"/>N^2 <text:s text:c="3"/>N^3</text:p>
      <text:p text:style-name="Results"><text:span text:style-name="T4"><text:s/></text:span>1 <text:s text:c="4"/>1 <text:s text:c="5"/>1</text:p>
      <text:p text:style-name="Results"><text:span text:style-name="T4"><text:s/></text:span>2 <text:s text:c="4"/>4 <text:s text:c="5"/>8</text:p>
      <text:p text:style-name="Results"><text:span text:style-name="T4"><text:s/></text:span>3 <text:s text:c="4"/>9 <text:s text:c="4"/>27</text:p>
      <text:p text:style-name="Results"><text:span text:style-name="T4"><text:s/></text:span>4 <text:s text:c="3"/>16 <text:s text:c="4"/>64</text:p>
      <text:p text:style-name="Results"><text:span text:style-name="T4"><text:s/></text:span>5 <text:s text:c="3"/>25 <text:s text:c="3"/>125</text:p>
      <text:p text:style-name="Results"><text:span text:style-name="T4"><text:s/></text:span>6 <text:s text:c="3"/>36 <text:s text:c="3"/>216</text:p>
      <text:p text:style-name="Results"><text:span text:style-name="T4"><text:s/></text:span>7 <text:s text:c="3"/>49 <text:s text:c="3"/>343</text:p>
      <text:p text:style-name="Results"><text:span text:style-name="T4"><text:s/></text:span>8 <text:s text:c="3"/>64 <text:s text:c="3"/>512</text:p>
      <text:p text:style-name="Results"><text:span text:style-name="T4"><text:s/></text:span>9 <text:s text:c="3"/>81 <text:s text:c="3"/>729</text:p>
      <text:p text:style-name="Results">10 <text:s text:c="2"/>100 <text:s text:c="2"/>1000</text:p>
      <text:p text:style-name="Results">11 <text:s text:c="2"/>121 <text:s text:c="2"/>1331</text:p>
      <text:p text:style-name="Results">12 <text:s text:c="2"/>144 <text:s text:c="2"/>1728</text:p>
      <text:p text:style-name="Results">13 <text:s text:c="2"/>169 <text:s text:c="2"/>2197</text:p>
      <text:p text:style-name="Results">14 <text:s text:c="2"/>196 <text:s text:c="2"/>2744</text:p>
      <text:p text:style-name="Results">15 <text:s text:c="2"/>225 <text:s text:c="2"/>3375</text:p>
      <text:p text:style-name="Results">16 <text:s text:c="2"/>256 <text:s text:c="2"/>4096</text:p>
      <text:p text:style-name="Results">17 <text:s text:c="2"/>289 <text:s text:c="2"/>4913</text:p>
      <text:p text:style-name="Results">18 <text:s text:c="2"/>324 <text:s text:c="2"/>5832</text:p>
      <text:p text:style-name="Results"><text:soft-page-break/>19 <text:s text:c="2"/>361 <text:s text:c="2"/>6859</text:p>
      <text:p text:style-name="Results">20 <text:s text:c="2"/>400 <text:s text:c="2"/>8000</text:p>
      <text:p text:style-name="Body_20_Text_20_Cont"><text:bookmark-start text:name="output1"/><text:bookmark-end text:name="output"/>To help you get started, Listing 8-1 gives you a skeleton program. You need only fill in the loop body.</text:p>
      <text:p text:style-name="Code_20_Caption"><text:change-start text:change-id="ct94365862802208"/><text:span text:style-name="T7"><text:hidden-text text:condition="ooow:" text:string-value=".cxx" text:is-hidden="true"/></text:span><text:change-end text:change-id="ct94365862802208"/><text:span text:style-name="T7">Listing</text:span><text:span text:style-name="T2"> </text:span><text:span text:style-name="T7">8</text:span><text:span text:style-name="T2">-</text:span><text:span text:style-name="T7">1.</text:span> Print a<text:span text:style-name="T1"> </text:span>Table of Squares and Cubes<text:alphabetical-index-mark text:string-value="squares and cubes" text:key1="Formatted output"/> </text:p>
      <text:p text:style-name="P16"><text:change text:change-id="ct94365869840896"/><text:change-start text:change-id="ct94365804231680"/>import &lt;iomanip&gt;;<text:change-end text:change-id="ct94365804231680"/></text:p>
      <text:p text:style-name="P15"><text:change text:change-id="ct94365727472752"/><text:change-start text:change-id="ct94365818922064"/>import &lt;iostream&gt;;<text:change-end text:change-id="ct94365818922064"/></text:p>
      <text:p text:style-name="Code"/>
      <text:p text:style-name="Code">int main()</text:p>
      <text:p text:style-name="Code">{</text:p>
      <text:p text:style-name="Code"><text:span text:style-name="T4"><text:s text:c="2"/></text:span>std::cout &lt;&lt; " N <text:s text:c="2"/>N^2 <text:s text:c="3"/>N^3\n";</text:p>
      <text:p text:style-name="Code"><text:span text:style-name="T4"><text:s text:c="2"/></text:span>for (int i{1}; i != 21; ++i)</text:p>
      <text:p text:style-name="Code"><text:span text:style-name="T4"><text:s text:c="2"/></text:span>{</text:p>
      <text:p text:style-name="Code"><text:span text:style-name="T4"><text:s text:c="4"/></text:span>// write the loop body here</text:p>
      <text:p text:style-name="Code"><text:span text:style-name="T4"><text:s text:c="2"/></text:span>}</text:p>
      <text:p text:style-name="Code">}</text:p>
      <text:p text:style-name="Body_20_Text_20_Cont">This is a trick problem, so don’t worry if you had difficulties. The point of this exercise is to demonstrate how difficult formatted output actually is. If you’ve learned that much, you successfully completed this exercise, even if you didn’t finish the program. Perhaps you tried using tab characters at first, but that aligns the numbers on the left.</text:p>
      <text:p text:style-name="Text_20_body"/>
      <text:p text:style-name="Results"><text:change-start text:change-id="ct94365889273424"/><text:s/><text:change-end text:change-id="ct94365889273424"/>N <text:s text:c="6"/>N^2 <text:s text:c="4"/>N^3</text:p>
      <text:p text:style-name="Results">1 <text:s text:c="6"/>1 <text:s text:c="6"/>1</text:p>
      <text:p text:style-name="Results">2 <text:s text:c="6"/>4 <text:s text:c="6"/>8</text:p>
      <text:p text:style-name="Results">3 <text:s text:c="6"/>9 <text:s text:c="6"/>27</text:p>
      <text:p text:style-name="Results">4 <text:s text:c="6"/>16 <text:s text:c="5"/>64</text:p>
      <text:p text:style-name="Results">5 <text:s text:c="6"/>25 <text:s text:c="5"/>125</text:p>
      <text:p text:style-name="Results">6 <text:s text:c="6"/>36 <text:s text:c="5"/>216</text:p>
      <text:p text:style-name="Results"><text:soft-page-break/>7 <text:s text:c="6"/>49 <text:s text:c="5"/>343</text:p>
      <text:p text:style-name="Results">8 <text:s text:c="6"/>64 <text:s text:c="5"/>512</text:p>
      <text:p text:style-name="Results">9 <text:s text:c="6"/>81 <text:s text:c="5"/>729</text:p>
      <text:p text:style-name="Results">10 <text:s text:c="5"/>100 <text:s text:c="4"/>1000</text:p>
      <text:p text:style-name="Body_20_Text_20_Cont">Left-alignment is not the way we usually write numbers. Tradition dictates that numbers should align to the right (or on decimal points, when applicable—more on that in the related section, “Alignment,” later in this Exploration). Right-aligned numbers are easier to read.</text:p>
      <text:p text:style-name="Body_20_Text_20_Cont">C++ offers some simple but powerful techniques to format output. To format the table of powers, you have to define a field for each column. A field has a width, a fill character, and an alignment. The following sections explain these concepts in depth.</text:p>
      <text:h text:style-name="P31" text:outline-level="1"><text:bookmark-start text:name="field"/><text:bookmark-end text:name="output1"/>Field Width</text:h>
      <text:p text:style-name="Body_20_Text_20_First">Before exploring how you would specify alignment, first you <text:span text:style-name="T1">must</text:span> know how to set the width of an output field<text:alphabetical-index-mark text:string-value="field width" text:key1="Formatted output"/>. I<text:span text:style-name="T1"> </text:span>gave you a<text:span text:style-name="T1"> </text:span>hint in Listing<text:span text:style-name="T1"> </text:span>8<text:span text:style-name="T1">-</text:span>1. <text:span text:style-name="Strong_20_Emphasis"><text:span text:style-name="T8">What is the hint?</text:span></text:span></text:p>
      <text:p text:style-name="Unnumbered_20_List">_____________________________________________________________</text:p>
      <text:p text:style-name="Body_20_Text_20_Cont">The first line of the program is <text:change text:change-id="ct94365732297152"/><text:change-start text:change-id="ct94365861557376"/><text:span text:style-name="Code_20_Inline"><text:span text:style-name="T38">import &lt;iomanip&gt;;</text:span></text:span><text:change-end text:change-id="ct94365861557376"/>, which you have not seen before. This header declares some useful tools, including <text:span text:style-name="Code_20_Inline">std::setw()</text:span>, which sets the minimum width of an output field. For example, to print a number so that it occupies at least three character positions, call <text:span text:style-name="Code_20_Inline">std::setw(3)</text:span>. If the number requires more space than that—say the value is 314159—the actual output will take up as much space as needed. In this case, the spacing turned out to be six character positions.</text:p>
      <text:p text:style-name="Body_20_Text_20_Cont">To use <text:span text:style-name="Code_20_Inline">setw</text:span>, call the function as part of an output statement. The statement looks like you are trying to print <text:span text:style-name="Code_20_Inline">setw</text:span>, but in fact, nothing is printed, and all you are doing is manipulating the state of the output stream. That’s why <text:span text:style-name="Code_20_Inline">setw</text:span> is called an <text:span text:style-name="T10">I/O manipulator</text:span>. The <text:span text:style-name="Code_20_Inline">&lt;iomanip&gt;</text:span> header declares several manipulators, which you will learn about in due course.</text:p>
      <text:p text:style-name="Body_20_Text_20_Cont">Listing 8-2 shows the table of powers program<text:alphabetical-index-mark text:string-value="powers program" text:key1="Formatted output"/>, using <text:span text:style-name="Code_20_Inline">setw</text:span> to set the width of each field in the table.</text:p>
      <text:p text:style-name="P24"><text:soft-page-break/><text:span text:style-name="T7">Listing</text:span><text:span text:style-name="T2"> </text:span><text:span text:style-name="T7">8</text:span><text:span text:style-name="T2">-</text:span><text:span text:style-name="T7">2.</text:span> Printing a<text:span text:style-name="T1"> </text:span>Table of Powers the Right Way </text:p>
      <text:p text:style-name="P15"><text:change text:change-id="ct94365808391888"/><text:change-start text:change-id="ct94365736647152"/>import &lt;iomanip&gt;;<text:change-end text:change-id="ct94365736647152"/></text:p>
      <text:p text:style-name="P15"><text:change text:change-id="ct94365884218064"/><text:change-start text:change-id="ct94365877234688"/>import &lt;iostream&gt;;<text:change-end text:change-id="ct94365877234688"/></text:p>
      <text:p text:style-name="Code"/>
      <text:p text:style-name="Code">int main()</text:p>
      <text:p text:style-name="Code">{</text:p>
      <text:p text:style-name="Code"><text:span text:style-name="T4"><text:s text:c="2"/></text:span>std::cout &lt;&lt; " N <text:s text:c="2"/>N^2 <text:s text:c="3"/>N^3\n";</text:p>
      <text:p text:style-name="Code"><text:span text:style-name="T4"><text:s text:c="2"/></text:span>for (int i{1}; i != 21; ++i)</text:p>
      <text:p text:style-name="Code"><text:span text:style-name="T4"><text:s text:c="4"/></text:span>std::cout &lt;&lt; std::setw(2) &lt;&lt; i</text:p>
      <text:p text:style-name="Code"><text:span text:style-name="T4"><text:s text:c="14"/></text:span>&lt;&lt; std::setw(6) &lt;&lt; i*i</text:p>
      <text:p text:style-name="Code"><text:span text:style-name="T4"><text:s text:c="14"/></text:span>&lt;&lt; std::setw(7) &lt;&lt; i*i*i</text:p>
      <text:p text:style-name="Code"><text:span text:style-name="T4"><text:s text:c="14"/></text:span>&lt;&lt; '\n';</text:p>
      <text:p text:style-name="Code">}</text:p>
      <text:p text:style-name="Body_20_Text_20_Cont">The first column of the table requires two positions, to accommodate numbers up to 20. The second column needs some space between columns and room for numbers up to 400; <text:span text:style-name="Code_20_Inline">setw(6)</text:span> uses three spaces between the <text:span text:style-name="Code_20_Inline">N</text:span> and the <text:span text:style-name="Code_20_Inline">N^2</text:span> columns and three character positions for the number. The final column also uses three spaces between columns and four character positions, to allow numbers up to 8000.</text:p>
      <text:p text:style-name="Body_20_Text_20_Cont">The default field width is zero, which means everything you print takes up the exact amount of space it needs, no more, no less.</text:p>
      <text:p text:style-name="Body_20_Text_20_Cont">After printing one item, the field width automatically resets to zero. For example, if you wanted to use a uniform column width of six for the entire table, you could not call <text:span text:style-name="Code_20_Inline">setw(6)</text:span> once and leave it at that. Instead, you must call <text:span text:style-name="Code_20_Inline">setw(6)</text:span> before each output operation, as follows:</text:p>
      <text:p text:style-name="Code"><text:span text:style-name="T4"><text:s text:c="4"/></text:span>std::cout &lt;&lt; std::setw(6) &lt;&lt; i</text:p>
      <text:p text:style-name="Code"><text:span text:style-name="T4"><text:s text:c="14"/></text:span>&lt;&lt; std::setw(6) &lt;&lt; i*i</text:p>
      <text:p text:style-name="Code"><text:span text:style-name="T4"><text:s text:c="14"/></text:span>&lt;&lt; std::setw(6) &lt;&lt; i*i*i</text:p>
      <text:p text:style-name="Code"><text:span text:style-name="T4"><text:s text:c="14"/></text:span>&lt;&lt; '\n';</text:p>
      <text:h text:style-name="Heading_20_1" text:outline-level="1"><text:bookmark-end text:name="field"/>Fill Character</text:h>
      <text:p text:style-name="Body_20_Text_20_First">By default, values are padded, or filled, with space characters (<text:span text:style-name="Code_20_Inline">' '</text:span>). You can set the fill character to be any that you choose, such as zero (<text:span text:style-name="Code_20_Inline">'0'</text:span>) or an asterisk (<text:span text:style-name="Code_20_Inline">'*'</text:span>). Listing<text:span text:style-name="T1"> </text:span>8<text:span text:style-name="T1">-</text:span>3 shows a<text:span text:style-name="T1"> </text:span>fanciful use of both fill characters<text:alphabetical-index-mark text:string-value="fill characters" text:key1="Formatted output"/> in a<text:span text:style-name="T1"> </text:span>program that prints a<text:span text:style-name="T1"> </text:span>check.</text:p>
      <text:p text:style-name="P24"><text:span text:style-name="T7">Listing</text:span><text:span text:style-name="T2"> </text:span><text:span text:style-name="T7">8</text:span><text:span text:style-name="T2">-</text:span><text:span text:style-name="T7">3.</text:span> Using Alternative Fill Characters </text:p>
      <text:p text:style-name="P15"><text:change text:change-id="ct94365821127312"/><text:change-start text:change-id="ct94365715936256"/>import &lt;iomanip&gt;;<text:change-end text:change-id="ct94365715936256"/></text:p>
      <text:p text:style-name="P15"><text:change text:change-id="ct94365741840384"/><text:change-start text:change-id="ct94365835033760"/><text:soft-page-break/>import &lt;iostream&gt;;<text:change-end text:change-id="ct94365835033760"/></text:p>
      <text:p text:style-name="Code"/>
      <text:p text:style-name="Code">int main()</text:p>
      <text:p text:style-name="Code">{</text:p>
      <text:p text:style-name="Code"><text:span text:style-name="T4"><text:s text:c="2"/></text:span>using namespace std;</text:p>
      <text:p text:style-name="Code"/>
      <text:p text:style-name="Code"><text:span text:style-name="T4"><text:s text:c="2"/></text:span>int day{14};</text:p>
      <text:p text:style-name="Code"><text:span text:style-name="T4"><text:s text:c="2"/></text:span>int month{3};</text:p>
      <text:p text:style-name="Code"><text:span text:style-name="T4"><text:s text:c="2"/></text:span>int year{2006};</text:p>
      <text:p text:style-name="Code"><text:span text:style-name="T4"><text:s text:c="2"/></text:span>int dollars{42};</text:p>
      <text:p text:style-name="Code"><text:span text:style-name="T4"><text:s text:c="2"/></text:span>int cents{7};</text:p>
      <text:p text:style-name="Code"/>
      <text:p text:style-name="Code"><text:span text:style-name="T4"><text:s text:c="2"/></text:span>// Print date in USA order. Later in the book, you will learn how to</text:p>
      <text:p text:style-name="Code"><text:span text:style-name="T4"><text:s text:c="2"/></text:span>// handle internationalization.</text:p>
      <text:p text:style-name="Code"><text:span text:style-name="T4"><text:s text:c="2"/></text:span>cout &lt;&lt; "Date: " &lt;&lt; setfill('0') &lt;&lt; setw(2) &lt;&lt; month</text:p>
      <text:p text:style-name="Code"><text:span text:style-name="T4"><text:s text:c="28"/></text:span>&lt;&lt; '/' &lt;&lt; setw(2) &lt;&lt; day</text:p>
      <text:p text:style-name="Code"><text:span text:style-name="T4"><text:s text:c="28"/></text:span>&lt;&lt; '/' &lt;&lt; setw(2) &lt;&lt; year &lt;&lt; '\n';</text:p>
      <text:p text:style-name="Code"><text:span text:style-name="T4"><text:s text:c="2"/></text:span>cout &lt;&lt; "Pay to the order of: CASH\n";</text:p>
      <text:p text:style-name="Code"><text:span text:style-name="T4"><text:s text:c="2"/></text:span>cout &lt;&lt; "The amount of $" &lt;&lt; setfill('*') &lt;&lt; setw(8) &lt;&lt; dollars &lt;&lt; '.'</text:p>
      <text:p text:style-name="Code"><text:span text:style-name="T4"><text:s text:c="28"/></text:span>&lt;&lt; setfill('0') &lt;&lt; setw(2) &lt;&lt; cents &lt;&lt; '\n';</text:p>
      <text:p text:style-name="Code">}</text:p>
      <text:p text:style-name="Body_20_Text_20_Cont">Notice that unlike <text:span text:style-name="Code_20_Inline">setw</text:span>, <text:span text:style-name="Code_20_Inline">setfill</text:span> is sticky. That is, the output stream remembers the fill character and uses that character for all output fields until you set a different fill character.</text:p>
      <text:h text:style-name="Heading_20_1" text:outline-level="1">std Prefix</text:h>
      <text:p text:style-name="Body_20_Text_20_First">Another new feature in Listing<text:span text:style-name="T1"> </text:span>8<text:span text:style-name="T1">-</text:span>3 is the declaration <text:span text:style-name="Code_20_Inline">using</text:span> <text:span text:style-name="Code_20_Inline">namespace</text:span> <text:span text:style-name="Code_20_Inline">std;</text:span>. All those <text:span text:style-name="Code_20_Inline">std::</text:span> prefixes can sometimes make the code hard to read. The important parts of the names become lost in the clutter. By starting your program with <text:span text:style-name="Code_20_Inline">using</text:span> <text:span text:style-name="Code_20_Inline">namespace</text:span> <text:span text:style-name="Code_20_Inline">std;</text:span>, you are instructing the compiler to treat names that it doesn’t recognize as though they began with <text:span text:style-name="Code_20_Inline">std::</text:span>.</text:p>
      <text:p text:style-name="Body_20_Text_20_Cont">As the keyword indicates, <text:span text:style-name="Code_20_Inline">std</text:span> is called a <text:span text:style-name="T10">namespace</text:span>. Almost every name in the standard library is part of the <text:span text:style-name="Code_20_Inline">std</text:span> namespace<text:alphabetical-index-mark text:string-value="std namespace" text:key1="Formatted output"/>. You are not allowed to add anything to the <text:span text:style-name="Code_20_Inline">std</text:span> namespace, nor are any third-party library vendors. Thus, if you see <text:span text:style-name="Code_20_Inline">std::</text:span>, you know that what follows is part of the standard library (so you can look it up in any reliable reference). More important, you know that most names you invent in your own program will not conflict with any name in the standard library, and vice versa. Namespaces keep your names separate from the standard library names. Later in this <text:soft-page-break/>book, you will learn to create your own namespaces, which help organize libraries and manage large applications.</text:p>
      <text:p text:style-name="Body_20_Text_20_Cont">On the other hand, <text:span text:style-name="Code_20_Inline">using</text:span> <text:span text:style-name="Code_20_Inline">namespace</text:span> <text:span text:style-name="Code_20_Inline">std;</text:span> is a dangerous declaration, and one I use sparingly. Without the <text:span text:style-name="Code_20_Inline">std::</text:span> qualifier before every standard library name, you have opened the door to confusion. Imagine, for example, if your program defines a variable named <text:span text:style-name="Code_20_Inline">cout</text:span> or <text:span text:style-name="Code_20_Inline">setw</text:span>. The compiler has strict rules for interpreting names and would not be confused at all, but the human reader certainly would be. It is always best to avoid names that collide with those in the standard library, with or without <text:span text:style-name="Code_20_Inline">using</text:span> <text:span text:style-name="Code_20_Inline">namespace</text:span> <text:span text:style-name="Code_20_Inline">std;</text:span>.</text:p>
      <text:h text:style-name="Heading_20_1" text:outline-level="1">Alignment</text:h>
      <text:p text:style-name="Body_20_Text_20_First">C++ lets you align output fields to the right or the left. If you want to center a<text:span text:style-name="T1"> </text:span>number, you are on your own. To force the alignment to be left or right, use the <text:span text:style-name="Code_20_Inline">left</text:span> and <text:span text:style-name="Code_20_Inline">right</text:span> manipulators, which you get for free when you include <text:span text:style-name="Code_20_Inline">&lt;iostream&gt;</text:span>. (The only time you need <text:span text:style-name="Code_20_Inline">&lt;iomanip&gt;</text:span> is when you want to use manipulators that require additional information, such as <text:span text:style-name="Code_20_Inline">setw</text:span> and <text:span text:style-name="Code_20_Inline">setfill</text:span>.)</text:p>
      <text:p text:style-name="Body_20_Text_20_Cont">The default alignment<text:alphabetical-index-mark text:string-value="default alignment" text:key1="Formatted output"/> is to the right, which might strike you as odd. After all, the first attempt at using tab characters to align the table columns produced left-aligned values. As far as C++ is concerned, however, it knows nothing about your table. Alignment is within a field. The <text:span text:style-name="Code_20_Inline">setw</text:span> manipulator specifies the width, and the alignment determines whether the fill characters are added <text:span text:style-name="T12">after the value</text:span> (left-alignment) or <text:span text:style-name="T12">before the value</text:span> (right-alignment). The output stream has no memory of other values it may have printed earlier (such as on the previous line). So, for example, if you want to align a column of numbers on their decimal points, you must do that by hand (or ensure that every value in the column has the same number of digits after the decimal point).</text:p>
      <text:h text:style-name="Heading_20_1" text:outline-level="1"><text:bookmark-start text:name="format"/>Exploring Formatting</text:h>
      <text:p text:style-name="Body_20_Text_20_First">Now that you know the rudiments of formatting output fields<text:alphabetical-index-mark text:string-value="formatting output fields" text:key1="Formatted output"/>, it is time to explore a<text:span text:style-name="T1"> </text:span>little and help you develop a<text:span text:style-name="T1"> </text:span>thorough understanding of how field width, fill character, and alignment interact. <text:span text:style-name="Strong_20_Emphasis"><text:span text:style-name="T8">Read the program in Listing</text:span></text:span><text:span text:style-name="Strong_20_Emphasis"><text:span text:style-name="T9"> </text:span></text:span><text:span text:style-name="Strong_20_Emphasis"><text:span text:style-name="T8">8</text:span></text:span><text:span text:style-name="Strong_20_Emphasis"><text:span text:style-name="T9">-</text:span></text:span><text:span text:style-name="Strong_20_Emphasis"><text:span text:style-name="T8">4 and predict its output.</text:span></text:span></text:p>
      <text:p text:style-name="P24"><text:soft-page-break/><text:span text:style-name="T7">Listing</text:span><text:span text:style-name="T2"> </text:span><text:span text:style-name="T7">8</text:span><text:span text:style-name="T2">-</text:span><text:span text:style-name="T7">4.</text:span> Exploring Field Width, Fill Character, and Alignment </text:p>
      <text:p text:style-name="P15"><text:change text:change-id="ct94365828053040"/><text:change-start text:change-id="ct94365819251712"/>import &lt;iomanip&gt;;<text:change-end text:change-id="ct94365819251712"/></text:p>
      <text:p text:style-name="P15"><text:change text:change-id="ct94365729525520"/><text:change-start text:change-id="ct94365853251232"/>import &lt;iostream&gt;;<text:change-end text:change-id="ct94365853251232"/></text:p>
      <text:p text:style-name="Code"/>
      <text:p text:style-name="Code">int main()</text:p>
      <text:p text:style-name="Code">{</text:p>
      <text:p text:style-name="Code"><text:span text:style-name="T4"><text:s text:c="2"/></text:span>using namespace std;</text:p>
      <text:p text:style-name="Code"><text:span text:style-name="T4"><text:s text:c="2"/></text:span>cout &lt;&lt; '|' &lt;&lt; setfill('*') &lt;&lt; setw(6) &lt;&lt; <text:s/>1234 &lt;&lt; '|' &lt;&lt; '\n';</text:p>
      <text:p text:style-name="Code"><text:span text:style-name="T4"><text:s text:c="2"/></text:span>cout &lt;&lt; '|' &lt;&lt; left &lt;&lt; <text:s text:c="8"/>setw(6) &lt;&lt; <text:s/>1234 &lt;&lt; '|' &lt;&lt; '\n';</text:p>
      <text:p text:style-name="Code"><text:span text:style-name="T4"><text:s text:c="2"/></text:span>cout &lt;&lt; '|' &lt;&lt; <text:s text:c="16"/>setw(6) &lt;&lt; -1234 &lt;&lt; '|' &lt;&lt; '\n';</text:p>
      <text:p text:style-name="Code"><text:span text:style-name="T4"><text:s text:c="2"/></text:span>cout &lt;&lt; '|' &lt;&lt; right &lt;&lt; <text:s text:c="7"/>setw(6) &lt;&lt; -1234 &lt;&lt; '|' &lt;&lt; '\n';</text:p>
      <text:p text:style-name="Code">}</text:p>
      <text:p text:style-name="Text_20_body"><text:span text:style-name="Strong_20_Emphasis">What do you expect as the output from Listing 8-4?</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8">Now write a program that will produce the following output.</text:span></text:span> Don’t cheat and simply print a long string. Instead, print only integers and newlines, throwing in the field width, fill character, and alignment manipulators you require to achieve the desired output.</text:p>
      <text:p text:style-name="Results">000042</text:p>
      <text:p text:style-name="Results">420000</text:p>
      <text:p text:style-name="Results">42</text:p>
      <text:p text:style-name="Results">-42-</text:p>
      <text:p text:style-name="Body_20_Text_20_Cont">Lots of different programs can achieve the same goal. My program, shown in Listing 8-5, is only one possibility of many.</text:p>
      <text:p text:style-name="P24"><text:span text:style-name="T7">Listing</text:span><text:span text:style-name="T2"> </text:span><text:span text:style-name="T7">8</text:span><text:span text:style-name="T2">-</text:span><text:span text:style-name="T7">5.</text:span> Program to Produce Formatted Output </text:p>
      <text:p text:style-name="P15"><text:change text:change-id="ct94365831680464"/><text:change-start text:change-id="ct94365796895168"/>import &lt;iomanip&gt;;<text:change-end text:change-id="ct94365796895168"/></text:p>
      <text:p text:style-name="P15"><text:change text:change-id="ct94365799038928"/><text:change-start text:change-id="ct94365855657248"/>import &lt;iostream&gt;;<text:change-end text:change-id="ct94365855657248"/></text:p>
      <text:p text:style-name="Code"><text:soft-page-break/></text:p>
      <text:p text:style-name="Code">int main()</text:p>
      <text:p text:style-name="Code">{</text:p>
      <text:p text:style-name="Code"><text:span text:style-name="T4"><text:s text:c="2"/></text:span>using namespace std;</text:p>
      <text:p text:style-name="Code"/>
      <text:p text:style-name="Code"><text:span text:style-name="T4"><text:s text:c="2"/></text:span>cout &lt;&lt; setfill('0') &lt;&lt; setw(6) &lt;&lt; 42 &lt;&lt; '\n';</text:p>
      <text:p text:style-name="Code"><text:span text:style-name="T4"><text:s text:c="2"/></text:span>cout &lt;&lt; left <text:s text:c="8"/>&lt;&lt; setw(6) &lt;&lt; 42 &lt;&lt; '\n';</text:p>
      <text:p text:style-name="Code"><text:span text:style-name="T4"><text:s text:c="2"/></text:span>cout &lt;&lt; 42 &lt;&lt; '\n';</text:p>
      <text:p text:style-name="Code"><text:span text:style-name="T4"><text:s text:c="2"/></text:span>cout &lt;&lt; setfill('-') &lt;&lt; setw(4) &lt;&lt; -42 &lt;&lt; '\n';</text:p>
      <text:p text:style-name="Code">}</text:p>
      <text:p text:style-name="Body_20_Text_20_Cont">The manipulators that take arguments, such as <text:span text:style-name="Code_20_Inline">setw</text:span> and <text:span text:style-name="Code_20_Inline">setfill</text:span>, are declared in <text:span text:style-name="Code_20_Inline">&lt;iomanip&gt;</text:span>. The manipulators without arguments, such as <text:span text:style-name="Code_20_Inline">left</text:span> and <text:span text:style-name="Code_20_Inline">right</text:span>, are declared in <text:span text:style-name="Code_20_Inline">&lt;iostream&gt;</text:span>. If you can’t remember, include both headers. If you include a header that you don’t really need, <text:span text:style-name="T12">you won’t notice any difference</text:span>.</text:p>
      <text:p text:style-name="Side_20_Bar_20_Head"><text:bookmark-end text:name="format"/>I’m Lying To you</text:p>
      <text:p text:style-name="Side_20_Bar_20_Body">The <text:span text:style-name="Code_20_Inline">left</text:span> and <text:span text:style-name="Code_20_Inline">boolalpha</text:span> manipulators are <text:span text:style-name="Emphasis">not</text:span> declared in <text:span text:style-name="Code_20_Inline">&lt;iostream&gt;</text:span>. I lied to you. They are actually declared in <text:span text:style-name="Code_20_Inline">&lt;ios&gt;</text:span>. But <text:span text:style-name="Code_20_Inline">&lt;iostream&gt;</text:span> contains <text:change text:change-id="ct94365832957616"/><text:span text:style-name="Code_20_Inline">&lt;ios&gt;</text:span>, so you get everything in <text:span text:style-name="Code_20_Inline">&lt;ios&gt;</text:span> automatically when you include <text:span text:style-name="Code_20_Inline">&lt;iostream&gt;</text:span>.</text:p>
      <text:p text:style-name="Side_20_Bar_20_Body">I’ve been lying to you for some time. The input operator (<text:span text:style-name="Code_20_Inline">&gt;&gt;</text:span>) is actually declared in <text:span text:style-name="Code_20_Inline">&lt;istream&gt;</text:span>, and the output operator (<text:span text:style-name="Code_20_Inline">&lt;&lt;</text:span>) is declared in <text:span text:style-name="Code_20_Inline">&lt;ostream&gt;</text:span>. As with <text:span text:style-name="Code_20_Inline">&lt;ios&gt;</text:span>, the <text:span text:style-name="Code_20_Inline">&lt;iostream&gt;</text:span> header always includes <text:span text:style-name="Code_20_Inline">&lt;istream&gt;</text:span> and <text:span text:style-name="Code_20_Inline">&lt;ostream&gt;</text:span>. Thus, you can include <text:span text:style-name="Code_20_Inline">&lt;iostream&gt;</text:span> and get all the headers you need for typical input and output. Other headers, such as <text:span text:style-name="Code_20_Inline">&lt;iomanip&gt;</text:span>,<text:span text:style-name="T1"> </text:span>are less commonly used, so they are not part of <text:span text:style-name="Code_20_Inline">&lt;iostream&gt;</text:span>.</text:p>
      <text:p text:style-name="Side_20_Bar_20_Last">So I wasn’t really lying to you, just waiting until you could handle the truth.</text:p>
      <text:h text:style-name="Heading_20_1" text:outline-level="1">Alternative Syntax</text:h>
      <text:p text:style-name="Body_20_Text_20_First">I like to use manipulators<text:span text:style-name="T1">,</text:span> because they are concise, clear, and easy to <text:span text:style-name="T1">employ</text:span>. You can also apply functions to the output stream object, using the dot operator (<text:span text:style-name="Code_20_Inline">.</text:span>). For example, to set the fill character, you can call <text:span text:style-name="Code_20_Inline">std::cout.fill('*')</text:span>. The <text:span text:style-name="Code_20_Inline">fill</text:span> function is called a<text:span text:style-name="T1"> </text:span><text:span text:style-name="T10">member function</text:span><text:span text:style-name="T11">,</text:span> because it is a<text:span text:style-name="T1"> </text:span>member of the output stream’s type. You cannot apply it to any other kind of object. Only some types have member functions<text:alphabetical-index-mark text:string-value="member function syntax" text:key1="Formatted output"/>, and each type defines the member functions that it allows. A<text:span text:style-name="T1"> </text:span>large part of any C++ library reference is taken up with the various types and their member functions. (The <text:soft-page-break/>member functions of an output stream are declared in <text:span text:style-name="Code_20_Inline">&lt;ostream&gt;</text:span><text:span text:style-name="T1">, </text:span>along with the output operators. An input stream’s member functions are declared in <text:span text:style-name="Code_20_Inline">&lt;istream&gt;</text:span>. Both of these headers are included automatically when you include <text:span text:style-name="Code_20_Inline">&lt;iostream&gt;</text:span>.)</text:p>
      <text:p text:style-name="Body_20_Text_20_Cont">When setting sticky properties, such as fill character or alignment, you might prefer using member functions instead of manipulators. You can also use member functions to query the current fill character, alignment and other flags, and field width—something you can’t do with manipulators.</text:p>
      <text:p text:style-name="Body_20_Text_20_Cont">The member function syntax<text:alphabetical-index-mark text:string-value="Member function syntax"/> uses the stream object, a dot (<text:span text:style-name="Code_20_Inline">.</text:span>), and the function call, e.g., <text:span text:style-name="Code_20_Inline">cout.fill('0')</text:span>. Setting the alignment is a little more complicated. Listing 8-6 shows the same program as Listing 8-5 but uses member functions instead of manipulators.</text:p>
      <text:p text:style-name="P24"><text:span text:style-name="T7">Listing</text:span><text:span text:style-name="T2"> </text:span><text:span text:style-name="T7">8</text:span><text:span text:style-name="T2">-</text:span><text:span text:style-name="T7">6.</text:span> A<text:span text:style-name="T1"> </text:span>Copy of Listing<text:span text:style-name="T1"> </text:span>8<text:span text:style-name="T1">-</text:span>5, <text:span text:style-name="T1">b</text:span>ut Using Member Functions </text:p>
      <text:p text:style-name="P15"><text:change text:change-id="ct94365822559200"/><text:change-start text:change-id="ct94365905289216"/>import &lt;iostream&gt;;<text:change-end text:change-id="ct94365905289216"/></text:p>
      <text:p text:style-name="Code"/>
      <text:p text:style-name="Code">int main()</text:p>
      <text:p text:style-name="Code">{</text:p>
      <text:p text:style-name="Code"><text:span text:style-name="T4"><text:s text:c="2"/></text:span>using namespace std;</text:p>
      <text:p text:style-name="Code"/>
      <text:p text:style-name="Code"><text:span text:style-name="T4"><text:s text:c="2"/></text:span>cout.fill('0');</text:p>
      <text:p text:style-name="Code"><text:span text:style-name="T4"><text:s text:c="2"/></text:span>cout.width(6);</text:p>
      <text:p text:style-name="Code"><text:span text:style-name="T4"><text:s text:c="2"/></text:span>cout &lt;&lt; 42 &lt;&lt; '\n';</text:p>
      <text:p text:style-name="Code"><text:span text:style-name="T4"><text:s text:c="2"/></text:span>cout.setf(ios_base::left, ios_base::adjustfield);</text:p>
      <text:p text:style-name="Code"><text:span text:style-name="T4"><text:s text:c="2"/></text:span>cout.width(6);</text:p>
      <text:p text:style-name="Code"><text:span text:style-name="T4"><text:s text:c="2"/></text:span>cout &lt;&lt; 42 &lt;&lt; '\n';</text:p>
      <text:p text:style-name="Code"><text:span text:style-name="T4"><text:s text:c="2"/></text:span>cout &lt;&lt; 42 &lt;&lt; '\n';</text:p>
      <text:p text:style-name="Code"><text:span text:style-name="T4"><text:s text:c="2"/></text:span>cout.fill('-');</text:p>
      <text:p text:style-name="Code"><text:span text:style-name="T4"><text:s text:c="2"/></text:span>cout.width(4);</text:p>
      <text:p text:style-name="Code"><text:span text:style-name="T4"><text:s text:c="2"/></text:span>cout &lt;&lt; -42 &lt;&lt; '\n';</text:p>
      <text:p text:style-name="Code">}</text:p>
      <text:p text:style-name="Body_20_Text_20_Cont">To query the current fill character, call <text:span text:style-name="Code_20_Inline">cout.fill()</text:span>. That’s the same function name you use to set the fill character, but when you call the function with no arguments, it returns the current fill character. Similarly, <text:span text:style-name="Code_20_Inline">cout.width()</text:span> returns the current field width. Obtaining the flags is slightly different. You call <text:span text:style-name="Code_20_Inline">setf</text:span> to set flags, such as the alignment, but you call <text:span text:style-name="Code_20_Inline">flags()</text:span> to return the current flags. The details are not important at this time, but if you’re curious, consult any relevant library reference.</text:p>
      <text:h text:style-name="Heading_20_1" text:outline-level="1"><text:bookmark-start text:name="format1"/><text:soft-page-break/>On Your Own</text:h>
      <text:p text:style-name="Body_20_Text_20_First">Now it is time for you to write a<text:span text:style-name="T1"> </text:span>program from scratch. Feel free to look at other programs<text:span text:style-name="T1">,</text:span> to make sure you have all the necessary parts. Write this program to produce <text:span text:style-name="T1">a </text:span>multiplication table<text:alphabetical-index-mark text:string-value="produce multiplication table" text:key1="Formatted output"/> for the integers from 1 to 10, inclusive<text:span text:style-name="T1">, as follows</text:span>:<text:change text:change-id="ct94365880870272"/></text:p>
      <text:p text:style-name="Results"><text:span text:style-name="T4"><text:s text:c="3"/></text:span>*| <text:s text:c="2"/>1 <text:s text:c="2"/>2 <text:s text:c="2"/>3 <text:s text:c="2"/>4 <text:s text:c="2"/>5 <text:s text:c="2"/>6 <text:s text:c="2"/>7 <text:s text:c="2"/>8 <text:s text:c="2"/>9 <text:s/>10</text:p>
      <text:p text:style-name="Results">----+----------------------------------------</text:p>
      <text:p text:style-name="Results"><text:span text:style-name="T4"><text:s text:c="3"/></text:span>1| <text:s text:c="2"/>1 <text:s text:c="2"/>2 <text:s text:c="2"/>3 <text:s text:c="2"/>4 <text:s text:c="2"/>5 <text:s text:c="2"/>6 <text:s text:c="2"/>7 <text:s text:c="2"/>8 <text:s text:c="2"/>9 <text:s/>10</text:p>
      <text:p text:style-name="Results"><text:span text:style-name="T4"><text:s text:c="3"/></text:span>2| <text:s text:c="2"/>2 <text:s text:c="2"/>4 <text:s text:c="2"/>6 <text:s text:c="2"/>8 <text:s/>10 <text:s/>12 <text:s/>14 <text:s/>16 <text:s/>18 <text:s/>20</text:p>
      <text:p text:style-name="Results"><text:span text:style-name="T4"><text:s text:c="3"/></text:span>3| <text:s text:c="2"/>3 <text:s text:c="2"/>6 <text:s text:c="2"/>9 <text:s/>12 <text:s/>15 <text:s/>18 <text:s/>21 <text:s/>24 <text:s/>27 <text:s/>30</text:p>
      <text:p text:style-name="Results"><text:span text:style-name="T4"><text:s text:c="3"/></text:span>4| <text:s text:c="2"/>4 <text:s text:c="2"/>8 <text:s/>12 <text:s/>16 <text:s/>20 <text:s/>24 <text:s/>28 <text:s/>32 <text:s/>36 <text:s/>40</text:p>
      <text:p text:style-name="Results"><text:span text:style-name="T4"><text:s text:c="3"/></text:span>5| <text:s text:c="2"/>5 <text:s/>10 <text:s/>15 <text:s/>20 <text:s/>25 <text:s/>30 <text:s/>35 <text:s/>40 <text:s/>45 <text:s/>50</text:p>
      <text:p text:style-name="Results"><text:span text:style-name="T4"><text:s text:c="3"/></text:span>6| <text:s text:c="2"/>6 <text:s/>12 <text:s/>18 <text:s/>24 <text:s/>30 <text:s/>36 <text:s/>42 <text:s/>48 <text:s/>54 <text:s/>60</text:p>
      <text:p text:style-name="Results"><text:span text:style-name="T4"><text:s text:c="3"/></text:span>7| <text:s text:c="2"/>7 <text:s/>14 <text:s/>21 <text:s/>28 <text:s/>35 <text:s/>42 <text:s/>49 <text:s/>56 <text:s/>63 <text:s/>70</text:p>
      <text:p text:style-name="Results"><text:span text:style-name="T4"><text:s text:c="3"/></text:span>8| <text:s text:c="2"/>8 <text:s/>16 <text:s/>24 <text:s/>32 <text:s/>40 <text:s/>48 <text:s/>56 <text:s/>64 <text:s/>72 <text:s/>80</text:p>
      <text:p text:style-name="Results"><text:span text:style-name="T4"><text:s text:c="3"/></text:span>9| <text:s text:c="2"/>9 <text:s/>18 <text:s/>27 <text:s/>36 <text:s/>45 <text:s/>54 <text:s/>63 <text:s/>72 <text:s/>81 <text:s/>90</text:p>
      <text:p text:style-name="Results"><text:span text:style-name="T4"><text:s text:c="2"/></text:span>10| <text:s/>10 <text:s/>20 <text:s/>30 <text:s/>40 <text:s/>50 <text:s/>60 <text:s/>70 <text:s/>80 <text:s/>90 100</text:p>
      <text:p text:style-name="Body_20_Text_20_Cont">After you finish your program and have made sure it produces the correct output, compare your program with mine, which is shown in Listing 8-7.</text:p>
      <text:p text:style-name="P24"><text:span text:style-name="T7">Listing</text:span><text:span text:style-name="T2"> </text:span><text:span text:style-name="T7">8</text:span><text:span text:style-name="T2">-</text:span><text:span text:style-name="T7">7.</text:span> Printing a<text:span text:style-name="T1"> </text:span>Multiplication Table<text:alphabetical-index-mark text:string-value="multiplication table" text:key1="Formatted output"/> </text:p>
      <text:p text:style-name="P15"><text:change text:change-id="ct94365877411328"/><text:change-start text:change-id="ct94365799947952"/>import &lt;iomanip&gt;;<text:change-end text:change-id="ct94365799947952"/></text:p>
      <text:p text:style-name="P15"><text:change text:change-id="ct94365733604640"/><text:change-start text:change-id="ct94365799934304"/>import &lt;iostream&gt;;<text:change-end text:change-id="ct94365799934304"/></text:p>
      <text:p text:style-name="Code"/>
      <text:p text:style-name="Code">int main()</text:p>
      <text:p text:style-name="Code"><text:soft-page-break/>{</text:p>
      <text:p text:style-name="Code"><text:span text:style-name="T4"><text:s text:c="2"/></text:span>using namespace std;</text:p>
      <text:p text:style-name="Code"/>
      <text:p text:style-name="Code"><text:span text:style-name="T4"><text:s text:c="2"/></text:span>int constexpr low{1}; <text:s text:c="7"/>///&lt; Minimum value for the table</text:p>
      <text:p text:style-name="Code"><text:span text:style-name="T4"><text:s text:c="2"/></text:span>int constexpr high{10}; <text:s text:c="5"/>///&lt; Maximum value for the table</text:p>
      <text:p text:style-name="Code"><text:span text:style-name="T4"><text:s text:c="2"/></text:span>int constexpr colwidth{4}; <text:s text:c="2"/>///&lt; Fixed width for all columns</text:p>
      <text:p text:style-name="Code"/>
      <text:p text:style-name="Code"><text:span text:style-name="T4"><text:s text:c="2"/></text:span>// All numbers must be right-aligned.</text:p>
      <text:p text:style-name="Code"><text:span text:style-name="T4"><text:s text:c="2"/></text:span>cout &lt;&lt; right;</text:p>
      <text:p text:style-name="Code"/>
      <text:p text:style-name="Code"><text:span text:style-name="T4"><text:s text:c="2"/></text:span>// First print the header.</text:p>
      <text:p text:style-name="Code"><text:span text:style-name="T4"><text:s text:c="2"/></text:span>cout &lt;&lt; setw(colwidth) &lt;&lt; '*'</text:p>
      <text:p text:style-name="Code"><text:span text:style-name="T4"><text:s text:c="7"/></text:span>&lt;&lt; '|';</text:p>
      <text:p text:style-name="Code"><text:span text:style-name="T4"><text:s text:c="2"/></text:span>for (int i{low}; i &lt;= high; i = i + 1)</text:p>
      <text:p text:style-name="Code"><text:span text:style-name="T4"><text:s text:c="4"/></text:span>cout &lt;&lt; setw(colwidth) &lt;&lt; i;</text:p>
      <text:p text:style-name="Code"><text:span text:style-name="T4"><text:s text:c="2"/></text:span>cout &lt;&lt; '\n';</text:p>
      <text:p text:style-name="Code"/>
      <text:p text:style-name="Code"><text:span text:style-name="T4"><text:s text:c="2"/></text:span>// Print the table rule by using the fill character.</text:p>
      <text:p text:style-name="Code"><text:span text:style-name="T4"><text:s text:c="2"/></text:span>cout &lt;&lt; setfill('-')</text:p>
      <text:p text:style-name="Code"><text:span text:style-name="T4"><text:s text:c="7"/></text:span>&lt;&lt; setw(colwidth) &lt;&lt; "" <text:s text:c="19"/>// one column's worth of "-"</text:p>
      <text:p text:style-name="Code"><text:span text:style-name="T4"><text:s text:c="7"/></text:span>&lt;&lt; '+' <text:s text:c="36"/>// the vert. &amp; horz. intersection</text:p>
      <text:p text:style-name="Code"><text:span text:style-name="T4"><text:s text:c="7"/></text:span>&lt;&lt; setw((high-low+1) * colwidth) &lt;&lt; "" <text:s text:c="4"/>// the rest of the line</text:p>
      <text:p text:style-name="Code"><text:span text:style-name="T4"><text:s text:c="7"/></text:span>&lt;&lt; '\n';</text:p>
      <text:p text:style-name="Code"/>
      <text:p text:style-name="Code"><text:span text:style-name="T4"><text:s text:c="2"/></text:span>// Reset the fill character.</text:p>
      <text:p text:style-name="Code"><text:span text:style-name="T4"><text:s text:c="2"/></text:span>cout &lt;&lt; setfill(' ');</text:p>
      <text:p text:style-name="Code"/>
      <text:p text:style-name="Code"><text:span text:style-name="T4"><text:s text:c="2"/></text:span>// For each row...</text:p>
      <text:p text:style-name="Code"><text:span text:style-name="T4"><text:s text:c="2"/></text:span>for (int row{low}; row &lt;= high; row = row + 1)</text:p>
      <text:p text:style-name="Code"><text:span text:style-name="T4"><text:s text:c="2"/></text:span>{</text:p>
      <text:p text:style-name="Code"><text:span text:style-name="T4"><text:s text:c="4"/></text:span>cout &lt;&lt; setw(colwidth) &lt;&lt; row &lt;&lt; '|';</text:p>
      <text:p text:style-name="Code"><text:span text:style-name="T4"><text:s text:c="4"/></text:span>// Print all the columns.</text:p>
      <text:p text:style-name="Code"><text:span text:style-name="T4"><text:s text:c="4"/></text:span>for (int col{low}; col &lt;= high; col = col + 1)</text:p>
      <text:p text:style-name="Code"><text:span text:style-name="T4"><text:s text:c="6"/></text:span>cout &lt;&lt; setw(colwidth) &lt;&lt; row * col;</text:p>
      <text:p text:style-name="Code"><text:span text:style-name="T4"><text:s text:c="4"/></text:span>cout &lt;&lt; '\n';</text:p>
      <text:p text:style-name="Code"><text:span text:style-name="T4"><text:s text:c="2"/></text:span>}</text:p>
      <text:p text:style-name="Code">}</text:p>
      <text:p text:style-name="Body_20_Text_20_Cont">My guess is that you wrote your program a little differently from how I wrote mine, or perhaps you wrote it very differently. That’s okay. Most likely, you used a hard-coded string for the table rule (the line that separates the header from the table), or perhaps you used a <text:span text:style-name="Code_20_Inline">for</text:span> loop. I used I/O formatting, just to show you what is possible. Printing an empty string with a nonzero field width is a quick and easy way to print a repetition of a single character.</text:p>
      <text:p text:style-name="Body_20_Text_20_Cont"><text:soft-page-break/>Another new feature I threw in for good measure is the <text:span text:style-name="Code_20_Inline">constexpr</text:span> keyword. Use this keyword in a definition to define the object as a constant instead of a variable. The compiler makes sure you do not accidentally assign anything to the object. As you know, named constants make programs easier to read and understand than littering the source code with numbers.<text:change-start text:change-id="ct94365869793120"/></text:p>
      <text:h text:style-name="Heading_20_1" text:outline-level="1">The <text:span text:style-name="Code_20_Inline"><text:span text:style-name="T41">format</text:span></text:span> Function<text:change-end text:change-id="ct94365869793120"/><text:change-start text:change-id="ct94365813550432"/></text:h>
      <text:p text:style-name="P1"><text:span text:style-name="T42">New in C++ 20 is the </text:span><text:span text:style-name="Code_20_Inline"><text:span text:style-name="T42">format()</text:span></text:span><text:span text:style-name="T42"> function, which works similarly to Python’s </text:span><text:span text:style-name="Code_20_Inline"><text:span text:style-name="T44">format()</text:span></text:span><text:span text:style-name="T19"> function. The first argument is a format string and subsequent </text:span><text:change-end text:change-id="ct94365813550432"/><text:change-start text:change-id="ct94365714657008"/><text:span text:style-name="T19">arguments are values to format. The function knows how to format all the builtin types, plus types in the standard library, and you can define formatters for your custom types.</text:span></text:p>
      <text:p text:style-name="P6"><text:span text:style-name="T42">In the format string, each value to format, or field, </text:span><text:change-end text:change-id="ct94365714657008"/><text:change-start text:change-id="ct94365810296160"/><text:span text:style-name="T42">is </text:span><text:span text:style-name="T28">specified</text:span><text:span text:style-name="T42"> by </text:span><text:span text:style-name="T60">a set of </text:span><text:span text:style-name="T42">curly braces. </text:span><text:change-end text:change-id="ct94365810296160"/><text:change-start text:change-id="ct94365792596096"/><text:span text:style-name="T21">Text outside of curly braces is copied verbatim. </text:span><text:change-end text:change-id="ct94365792596096"/><text:change-start text:change-id="ct94365730580992"/><text:span text:style-name="T28">The format string is followed by the values to print as additional function arguments. </text:span><text:change-end text:change-id="ct94365730580992"/><text:change-start text:change-id="ct94365728163600"/><text:span text:style-name="T42">For example,</text:span></text:p>
      <text:p text:style-name="Code">std::format("x: {}, y: {}, z: {}\n", 10, 20, 30)</text:p>
      <text:p text:style-name="P9"><text:span text:style-name="T27">returns</text:span><text:span text:style-name="T42"> the following </text:span><text:span text:style-name="T55">string</text:span><text:span text:style-name="T42">:</text:span></text:p>
      <text:p text:style-name="P20">x: 10, y: 20, z: 30</text:p>
      <text:p text:style-name="P2"><text:change-end text:change-id="ct94365728163600"/><text:change-start text:change-id="ct94365733854496"/>You can also number the fields, starting at zero. This is useful if the order in the format string does not match the order of the arguments. For example,</text:p>
      <text:p text:style-name="P13">std::format("x: {<text:span text:style-name="T42">2</text:span>}, y: {<text:span text:style-name="T42">1</text:span>}, z: {<text:span text:style-name="T42">0</text:span>}\n", 10, 20, 30)</text:p>
      <text:p text:style-name="P9"><text:span text:style-name="T27">returns </text:span><text:span text:style-name="T42">the following </text:span><text:span text:style-name="T55">string</text:span><text:span text:style-name="T42">:</text:span></text:p>
      <text:p text:style-name="P20">x: 30, y: 20, z: 10</text:p>
      <text:p text:style-name="P3">Do not mix numbered and unnumbered fields in a single format string.</text:p>
      <text:p text:style-name="P8"><text:span text:style-name="T28">For more control over the formatting, s</text:span><text:span text:style-name="T25">p</text:span><text:span text:style-name="T20">ecify the formatting details after a colon. The details depend on the type of the argument. For standard types, the formatting specifier </text:span><text:span text:style-name="T25">has the following parts. <text:s/>All parts are optional but if present must be in the following order:</text:span></text:p>
      <text:p text:style-name="Body_20_Text_20_Cont"><text:span text:style-name="T17"><text:hidden-text text:condition="ooow:" text:string-value=".txt" text:is-hidden="true"/></text:span><text:span text:style-name="T17">f</text:span><text:span text:style-name="T13">ill-and-align sign # 0 width type</text:span></text:p>
      <text:p text:style-name="P8"><text:soft-page-break/><text:span text:style-name="T26">The specifier, if present, </text:span><text:span text:style-name="T20">begins with an optional fill and alignment. The alignment is </text:span><text:span text:style-name="Code_20_Inline"><text:span text:style-name="T45">'&lt;'</text:span></text:span><text:span text:style-name="T20"> for </text:span><text:span text:style-name="T28">start</text:span><text:span text:style-name="T20">-adjustment, </text:span><text:span text:style-name="Code_20_Inline"><text:span text:style-name="T45">'^'</text:span></text:span><text:span text:style-name="T20"> for centered, and </text:span><text:span text:style-name="Code_20_Inline"><text:span text:style-name="T45">'&gt;'</text:span></text:span><text:span text:style-name="T20"> for </text:span><text:span text:style-name="T28">end</text:span><text:span text:style-name="T20">-adjustment. The fill character can be any character except </text:span><text:span text:style-name="Code_20_Inline"><text:span text:style-name="T45">'{'</text:span></text:span><text:span text:style-name="T20"> or </text:span><text:span text:style-name="Code_20_Inline"><text:span text:style-name="T45">'}'</text:span></text:span><text:span text:style-name="T20">. If you specify a fill character, you must also specify the alignment character. By default, numbers are </text:span><text:span text:style-name="T28">end</text:span><text:span text:style-name="T20">-adjusted and other types are </text:span><text:span text:style-name="T28">start</text:span><text:span text:style-name="T20">-adjusted.</text:span></text:p>
      <text:p text:style-name="P28"><text:span text:style-name="T20">L</text:span><text:span text:style-name="T28">anguages that read from left to right align start-adjusted fields on the left and end-adjusted fields on the right. Languages that read from right to left reverse that so start-adjusted fields align on the right and end-adjusted fields align on the left.</text:span></text:p>
      <text:p text:style-name="P4"><text:span text:style-name="T20">After the fill and alignment is an optional sign: </text:span><text:span text:style-name="Code_20_Inline"><text:span text:style-name="T45">'+'</text:span></text:span><text:span text:style-name="T20"> to emit a sign for all numbers, </text:span><text:span text:style-name="Code_20_Inline"><text:span text:style-name="T45">'-'</text:span></text:span><text:span text:style-name="T20"> to emit a sign only for negative numbers, or a space to emit a sign for negative numbers </text:span><text:span text:style-name="T26">and</text:span><text:span text:style-name="T20"> a blank for other values. The default is </text:span><text:span text:style-name="Code_20_Inline"><text:span text:style-name="T45">'-'</text:span></text:span><text:span text:style-name="T20">.</text:span></text:p>
      <text:p text:style-name="P3"><text:span text:style-name="T18">Next is an optional </text:span><text:span text:style-name="Code_20_Inline"><text:span text:style-name="T43">'#'</text:span></text:span><text:span text:style-name="T18"> character to request an alternate form, such as a base prefix (</text:span><text:span text:style-name="Code_20_Inline"><text:span text:style-name="T43">0x</text:span></text:span><text:span text:style-name="T18"> for hexadecimal, </text:span><text:span text:style-name="Code_20_Inline"><text:span text:style-name="T43">0b</text:span></text:span><text:span text:style-name="T18"> for binary, etc.).</text:span></text:p>
      <text:p text:style-name="P6"><text:span text:style-name="T21">The field width is next. If you don</text:span><text:change-end text:change-id="ct94365733854496"/><text:change-start text:change-id="ct94365882759520"/><text:span text:style-name="T21">’t use a fill and alignment, you can use a '0' character to start the field width, which uses the default alignment and </text:span><text:change-end text:change-id="ct94365882759520"/><text:change-start text:change-id="ct94365887983360"/><text:span text:style-name="T21">fill</text:span><text:span text:style-name="T28">s</text:span><text:span text:style-name="T21"> </text:span><text:span text:style-name="T28">with</text:span><text:span text:style-name="T21"> '0' </text:span><text:span text:style-name="T28">characters after the sign and base</text:span><text:span text:style-name="T21">. You can also use an argument as the field width by nesting a set of curly braces and an optional argument number in place of the field width.</text:span><text:change-end text:change-id="ct94365887983360"/><text:change-start text:change-id="ct94365881269040"/></text:p>
      <text:p text:style-name="P6"><text:span text:style-name="T21">Finally, an optional </text:span><text:span text:style-name="T26">type</text:span><text:span text:style-name="T21"> letter further controls the formatting. For integers, </text:span><text:change-end text:change-id="ct94365881269040"/><text:change-start text:change-id="ct94365821748496"/><text:span text:style-name="T21">you can use </text:span><text:span text:style-name="Code_20_Inline"><text:span text:style-name="T46">'b'</text:span></text:span><text:span text:style-name="T21"> for binary output, </text:span><text:span text:style-name="Code_20_Inline"><text:span text:style-name="T46">'d'</text:span></text:span><text:span text:style-name="T21"> for decimal, </text:span><text:span text:style-name="Code_20_Inline"><text:span text:style-name="T46">'o'</text:span></text:span><text:span text:style-name="T21"> for octal, </text:span><text:span text:style-name="Code_20_Inline"><text:span text:style-name="T46">'x'</text:span></text:span><text:span text:style-name="T21"> for hexadecimal, or </text:span><text:span text:style-name="Code_20_Inline"><text:span text:style-name="T46">'c'</text:span></text:span><text:span text:style-name="T21"> to format the value as the equivalent charact</text:span><text:change-end text:change-id="ct94365821748496"/><text:change-start text:change-id="ct94365868948048"/><text:span text:style-name="T21">er. The default for a character is </text:span><text:span text:style-name="Code_20_Inline"><text:span text:style-name="T46">'c'</text:span></text:span><text:span text:style-name="T21"> and for an integer is </text:span><text:span text:style-name="Code_20_Inline"><text:span text:style-name="T46">'d'</text:span></text:span><text:span text:style-name="T21">.</text:span><text:change-end text:change-id="ct94365868948048"/><text:change-start text:change-id="ct94365917444144"/><text:span text:style-name="T21"> </text:span><text:change-end text:change-id="ct94365917444144"/><text:change-start text:change-id="ct94365847228224"/><text:span text:style-name="T21">For example,</text:span></text:p>
      <text:p text:style-name="Code"><text:span text:style-name="T31">s</text:span><text:span text:style-name="T30">td::format("</text:span><text:span text:style-name="T32">'{</text:span><text:span text:style-name="T35">0</text:span><text:span text:style-name="T32">:c}': {</text:span><text:span text:style-name="T35">0</text:span><text:span text:style-name="T32">:#04x} {</text:span><text:span text:style-name="T35">0</text:span><text:span text:style-name="T32">:</text:span><text:span text:style-name="T36">0&gt;</text:span><text:span text:style-name="T32">#10b} </text:span><text:span text:style-name="T33">|</text:span><text:span text:style-name="T32">{</text:span><text:span text:style-name="T35">0</text:span><text:span text:style-name="T32">:{</text:span><text:span text:style-name="T35">1</text:span><text:span text:style-name="T32">}d}</text:span><text:span text:style-name="T33">| </text:span><text:span text:style-name="T34">{</text:span><text:span text:style-name="T35">2:</text:span><text:span text:style-name="T34">s}</text:span><text:span text:style-name="T32">\n", '</text:span><text:span text:style-name="T37">*'</text:span><text:span text:style-name="T33">, 4, "</text:span><text:span text:style-name="T34">str"</text:span><text:span text:style-name="T33">)</text:span></text:p>
      <text:p text:style-name="P10">returns the following string:</text:p>
      <text:p text:style-name="P21"><text:span text:style-name="T56">'*': 0x2</text:span><text:span text:style-name="T57">a</text:span><text:span text:style-name="T56"> 0b001010</text:span><text:span text:style-name="T57">1</text:span><text:span text:style-name="T56">0 | <text:s/>42| </text:span><text:span text:style-name="T54">str</text:span></text:p>
      <text:p text:style-name="P5"><text:span text:style-name="T18">The complete rules are slightly more complicated, but this should be enough to get you going.</text:span><text:change-end text:change-id="ct94365847228224"/><text:change-start text:change-id="ct94365836064112"/><text:span text:style-name="T18"> </text:span><text:span text:style-name="Strong_20_Emphasis"><text:span text:style-name="T22">Rewrite Listing 8-7 using the </text:span></text:span><text:span text:style-name="Code_20_Bold"><text:span text:style-name="T47">std::format()</text:span></text:span><text:span text:style-name="Strong_20_Emphasis"><text:span text:style-name="T22"> function.</text:span></text:span><text:span text:style-name="T22"> </text:span><text:span text:style-name="T23">Be sure to change the </text:span><text:span text:style-name="Code_20_Inline"><text:span text:style-name="T48">&lt;iomanip&gt;</text:span></text:span><text:span text:style-name="T23"> module to </text:span><text:span text:style-name="Code_20_Inline"><text:span text:style-name="T48">&lt;format&gt;</text:span></text:span><text:span text:style-name="T23">. </text:span><text:span text:style-name="T22">Compare your program with mine in Listing 8-8.</text:span><text:change-end text:change-id="ct94365836064112"/><text:change-start text:change-id="ct94365885219792"/><text:span text:style-name="T22"> </text:span></text:p>
      <text:p text:style-name="P23"><text:span text:style-name="T7">Listing</text:span><text:span text:style-name="T2"> </text:span><text:span text:style-name="T7">8</text:span><text:span text:style-name="T2">-</text:span><text:span text:style-name="T3">8</text:span><text:span text:style-name="T7">.</text:span> Printing a<text:span text:style-name="T1"> </text:span>Multiplication Table <text:span text:style-name="T50">Using the </text:span><text:span text:style-name="Code_20_Inline"><text:span text:style-name="T50">format</text:span></text:span><text:span text:style-name="T50"> Function</text:span></text:p>
      <text:p text:style-name="Code"><text:span text:style-name="T13">import &lt;</text:span><text:span text:style-name="T14">format</text:span><text:span text:style-name="T13">&gt;;</text:span></text:p>
      <text:p text:style-name="Code"><text:soft-page-break/>import &lt;iostream&gt;;</text:p>
      <text:p text:style-name="Code"/>
      <text:p text:style-name="Code">int main()</text:p>
      <text:p text:style-name="P14">{</text:p>
      <text:p text:style-name="P14"><text:span text:style-name="T4"><text:s text:c="2"/></text:span>int constexpr low{1}; <text:s text:c="7"/>///&lt; Minimum value for the table</text:p>
      <text:p text:style-name="P14"><text:span text:style-name="T4"><text:s text:c="2"/></text:span>int constexpr high{10}; <text:s text:c="5"/>///&lt; Maximum value for the table</text:p>
      <text:p text:style-name="P14"><text:span text:style-name="T4"><text:s text:c="2"/></text:span>int constexpr colwidth{4}; <text:s text:c="2"/>///&lt; Fixed width for all columns</text:p>
      <text:p text:style-name="P14"/>
      <text:p text:style-name="P14"><text:span text:style-name="T4"><text:s text:c="2"/></text:span>// First print the header.</text:p>
      <text:p text:style-name="P17"><text:span text:style-name="T4"><text:s text:c="2"/></text:span><text:span text:style-name="T5">std::</text:span>cout &lt;&lt; <text:span text:style-name="T50">std::format("{1:</text:span><text:span text:style-name="T59">&gt;</text:span><text:span text:style-name="T50">{0}c</text:span><text:span text:style-name="T58">}</text:span><text:span text:style-name="T50">|", colwidth, </text:span>'*'<text:span text:style-name="T50">);</text:span></text:p>
      <text:p text:style-name="P14"><text:span text:style-name="T4"><text:s text:c="2"/></text:span>for (int i{low}; i &lt;= high; i = i + 1)</text:p>
      <text:p text:style-name="P14"><text:span text:style-name="T4"><text:s text:c="4"/></text:span><text:span text:style-name="T5">std::</text:span>cout &lt;&lt; <text:span text:style-name="T50">std::format("{1:{0}}", </text:span>colwidth, i<text:span text:style-name="T50">)</text:span>;</text:p>
      <text:p text:style-name="P14"><text:span text:style-name="T4"><text:s text:c="2"/></text:span><text:span text:style-name="T5">std::</text:span>cout &lt;&lt; '\n';</text:p>
      <text:p text:style-name="P14"/>
      <text:p text:style-name="P14"><text:span text:style-name="T4"><text:s text:c="2"/></text:span>// Print the table rule by using the fill character.</text:p>
      <text:p text:style-name="P18"><text:span text:style-name="T4"><text:s text:c="2"/></text:span><text:span text:style-name="T5">std::</text:span>cout &lt;&lt; <text:span text:style-name="T14">std::format("{</text:span><text:span text:style-name="T15">2</text:span><text:span text:style-name="T14">:-&gt;{0}}+{</text:span><text:span text:style-name="T15">2</text:span><text:span text:style-name="T14">:-&gt;{</text:span><text:span text:style-name="T15">1</text:span><text:span text:style-name="T14">}</text:span><text:span text:style-name="T15">}</text:span><text:span text:style-name="T14">\n", </text:span></text:p>
      <text:p text:style-name="P18"><text:span text:style-name="T14"><text:s text:c="7"/>colwidth</text:span>, (high-low+1) * colwidth, "");</text:p>
      <text:p text:style-name="P18"/>
      <text:p text:style-name="P14"><text:span text:style-name="T4"><text:s text:c="2"/></text:span>// For each row...</text:p>
      <text:p text:style-name="P14"><text:span text:style-name="T4"><text:s text:c="2"/></text:span>for (int row{low}; row &lt;= high; row = row + 1)</text:p>
      <text:p text:style-name="P14"><text:span text:style-name="T4"><text:s text:c="2"/></text:span>{</text:p>
      <text:p text:style-name="P19"><text:span text:style-name="T4"><text:s text:c="4"/></text:span><text:span text:style-name="T6">std::</text:span>cout &lt;&lt; <text:span text:style-name="T51">std::format("{1:{0}}|", colwidth, row);</text:span></text:p>
      <text:p text:style-name="P14"><text:span text:style-name="T4"><text:s text:c="4"/></text:span>// Print all the columns.</text:p>
      <text:p text:style-name="P14"><text:span text:style-name="T4"><text:s text:c="4"/></text:span>for (int col{low}; col &lt;= high; col = col + 1)</text:p>
      <text:p text:style-name="P14"><text:span text:style-name="T4"><text:s text:c="6"/></text:span><text:span text:style-name="T6">std::</text:span>cout &lt;&lt; <text:span text:style-name="T16">std::format</text:span>("<text:span text:style-name="T51">{1:{0}}", </text:span>colwidth, row * col<text:span text:style-name="T51">)</text:span>;</text:p>
      <text:p text:style-name="P14"><text:span text:style-name="T4"><text:s text:c="4"/></text:span><text:span text:style-name="T6">std::</text:span>cout &lt;&lt; '\n';</text:p>
      <text:p text:style-name="P14"><text:span text:style-name="T4"><text:s text:c="2"/></text:span>}</text:p>
      <text:p text:style-name="P14">}</text:p>
      <text:p text:style-name="P7"><text:change-end text:change-id="ct94365885219792"/><text:change-start text:change-id="ct94365912064352"/><text:span text:style-name="T52">Format strings </text:span><text:span text:style-name="T29">are </text:span><text:span text:style-name="T52">compact but </text:span><text:span text:style-name="T61">can </text:span><text:span text:style-name="T53">also </text:span><text:span text:style-name="T61">be </text:span><text:span text:style-name="T52">cryptic. </text:span><text:span text:style-name="T24">Pick the style you prefer and use it uniformly in your code. Even if you prefer </text:span><text:span text:style-name="Code_20_Inline"><text:span text:style-name="T49">format()</text:span></text:span><text:span text:style-name="T24">, though, be ready to read your share of code that uses the more verbose style because that</text:span><text:change-end text:change-id="ct94365912064352"/><text:change-start text:change-id="ct94365910567024"/><text:span text:style-name="T24">’s what appears in the millions of lines of existing C++ code.</text:span><text:change-end text:change-id="ct94365910567024"/><text:change-start text:change-id="ct94365910567264"/></text:p>
      <text:p text:style-name="P6"><text:change-end text:change-id="ct94365910567264"/><text:change-start text:change-id="ct94365788730560"/><text:span text:style-name="T53">No matter how you</text:span><text:change-end text:change-id="ct94365788730560"/><text:change-start text:change-id="ct94365728466544"/><text:span text:style-name="T53"> format the output, loops are your friend.</text:span><text:change-end text:change-id="ct94365728466544"/><text:change text:change-id="ct94365800477728"/> What data structure do you think of first when you think of loops? I hope you picked arrays, because that is the subject of the next Exploration.<text:bookmark-end text:name="format1"/><text:change text:change-id="ct9436586602982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Bold" svg:font-family="TheSansMonoConBold" style:font-adornments="Normal" style:font-family-generic="swiss" style:font-pitch="fixed"/>
    <style:font-face style:name="TheSansMonoConNormal" svg:font-family="TheSansMonoConNormal" style:font-family-generic="swiss" style:font-pitch="fixed"/>
    <style:font-face style:name="Utopia-Bold" svg:font-family="Utopia-Bold, 'MS Mincho'" style:font-pitch="variable"/>
    <style:font-face style:name="Utopia-Italic" svg:font-family="Utopia-Italic, 'MS Mincho'" style:font-pitch="variable"/>
    <style:font-face style:name="Utopia1" svg:font-family="Utopia,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MS Mincho'"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07T23:32:00</meta:creation-date>
    <dc:creator>Ray Lischner</dc:creator>
    <dc:date>2020-05-06T11:49:04.043828492</dc:date>
    <meta:print-date>2009-03-19T10:05:00</meta:print-date>
    <meta:editing-cycles>30</meta:editing-cycles>
    <meta:editing-duration>PT4H7M22S</meta:editing-duration>
    <meta:generator>LibreOffice/6.4.2.2$Linux_X86_64 LibreOffice_project/40$Build-2</meta:generator>
    <meta:document-statistic meta:table-count="0" meta:image-count="0" meta:object-count="0" meta:page-count="15" meta:paragraph-count="272" meta:word-count="3622" meta:character-count="21386" meta:non-whitespace-character-count="17066"/>
    <meta:user-defined meta:name="Chapter Number">08</meta:user-defined>
  </office:meta>
</office:document-meta>
</file>